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size="12pt" style:font-size-asian="12pt" style:font-size-complex="12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T8_103" style:family="text"/>
    <style:style style:name="T8_104" style:family="text"/>
    <style:style style:name="T8_105" style:family="text"/>
    <style:style style:name="T8_106" style:family="text"/>
    <style:style style:name="T8_107" style:family="text"/>
    <style:style style:name="T8_108" style:family="text"/>
    <style:style style:name="T8_109" style:family="text"/>
    <style:style style:name="T8_110" style:family="text"/>
    <style:style style:name="T8_111" style:family="text"/>
    <style:style style:name="T8_112" style:family="text"/>
    <style:style style:name="T8_113" style:family="text"/>
    <style:style style:name="T8_114" style:family="text"/>
    <style:style style:name="T8_115" style:family="text"/>
    <style:style style:name="T8_116" style:family="text"/>
    <style:style style:name="T8_117" style:family="text"/>
    <style:style style:name="T8_118" style:family="text"/>
    <style:style style:name="T8_119" style:family="text"/>
    <style:style style:name="T8_120" style:family="text"/>
    <style:style style:name="T8_121" style:family="text"/>
    <style:style style:name="T8_122" style:family="text"/>
    <style:style style:name="T8_123" style:family="text"/>
    <style:style style:name="T8_124" style:family="text"/>
    <style:style style:name="T8_125" style:family="text"/>
    <style:style style:name="T8_126" style:family="text"/>
    <style:style style:name="T8_127" style:family="text"/>
    <style:style style:name="T8_128" style:family="text"/>
    <style:style style:name="T8_129" style:family="text"/>
    <style:style style:name="T8_130" style:family="text"/>
    <style:style style:name="T8_131" style:family="text"/>
    <style:style style:name="T8_132" style:family="text"/>
    <style:style style:name="T8_133" style:family="text"/>
    <style:style style:name="T8_134" style:family="text"/>
    <style:style style:name="T8_135" style:family="text"/>
    <style:style style:name="T8_136" style:family="text"/>
    <style:style style:name="T8_137" style:family="text"/>
    <style:style style:name="T8_138" style:family="text"/>
    <style:style style:name="T8_139" style:family="text"/>
    <style:style style:name="T8_140" style:family="text"/>
    <style:style style:name="T8_141" style:family="text"/>
    <style:style style:name="T8_142" style:family="text"/>
    <style:style style:name="T8_143" style:family="text"/>
    <style:style style:name="T8_144" style:family="text"/>
    <style:style style:name="T8_145" style:family="text"/>
    <style:style style:name="T8_146" style:family="text"/>
    <style:style style:name="T8_147" style:family="text"/>
    <style:style style:name="T8_148" style:family="text"/>
    <style:style style:name="T8_149" style:family="text"/>
    <style:style style:name="T8_150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weight="bold" style:font-weight-asian="bold" style:font-weight-complex="bold"/>
    </style:style>
    <style:style style:name="T21_2" style:family="text">
      <style:text-properties fo:font-weight="bold" style:font-weight-asian="bold" style:font-weight-complex="bold"/>
    </style:style>
    <style:style style:name="T21_3" style:family="text">
      <style:text-properties fo:font-weight="bold" style:font-weight-asian="bold" style:font-weight-complex="bold"/>
    </style:style>
    <style:style style:name="T21_4" style:family="text">
      <style:text-properties fo:font-weight="bold" style:font-weight-asian="bold" style:font-weight-complex="bold"/>
    </style:style>
    <style:style style:name="T21_5" style:family="text">
      <style:text-properties fo:font-weight="bold" style:font-weight-asian="bold" style:font-weight-complex="bold"/>
    </style:style>
    <style:style style:name="T21_6" style:family="text">
      <style:text-properties fo:font-weight="bold" style:font-weight-asian="bold" style:font-weight-complex="bold"/>
    </style:style>
    <style:style style:name="T21_7" style:family="text">
      <style:text-properties fo:font-weight="bold" style:font-weight-asian="bold" style:font-weight-complex="bold"/>
    </style:style>
    <style:style style:name="T21_8" style:family="text">
      <style:text-properties fo:font-weight="bold" style:font-weight-asian="bold" style:font-weight-complex="bold"/>
    </style:style>
    <style:style style:name="T21_9" style:family="text">
      <style:text-properties fo:font-weight="bold" style:font-weight-asian="bold" style:font-weight-complex="bold"/>
    </style:style>
    <style:style style:name="T21_10" style:family="text">
      <style:text-properties fo:font-weight="bold" style:font-weight-asian="bold" style:font-weight-complex="bold"/>
    </style:style>
    <style:style style:name="T21_11" style:family="text">
      <style:text-properties fo:font-weight="bold" style:font-weight-asian="bold" style:font-weight-complex="bold"/>
    </style:style>
    <style:style style:name="T21_12" style:family="text">
      <style:text-properties fo:font-weight="bold" style:font-weight-asian="bold" style:font-weight-complex="bold"/>
    </style:style>
    <style:style style:name="T21_13" style:family="text">
      <style:text-properties fo:font-weight="bold" style:font-weight-asian="bold" style:font-weight-complex="bold"/>
    </style:style>
    <style:style style:name="T21_14" style:family="text">
      <style:text-properties fo:font-weight="bold" style:font-weight-asian="bold" style:font-weight-complex="bold"/>
    </style:style>
    <style:style style:name="T21_15" style:family="text">
      <style:text-properties fo:font-weight="bold" style:font-weight-asian="bold" style:font-weight-complex="bold"/>
    </style:style>
    <style:style style:name="T21_16" style:family="text">
      <style:text-properties fo:font-weight="bold" style:font-weight-asian="bold" style:font-weight-complex="bold"/>
    </style:style>
    <style:style style:name="T21_17" style:family="text">
      <style:text-properties fo:font-weight="bold" style:font-weight-asian="bold" style:font-weight-complex="bold"/>
    </style:style>
    <style:style style:name="T21_18" style:family="text">
      <style:text-properties fo:font-weight="bold" style:font-weight-asian="bold" style:font-weight-complex="bold"/>
    </style:style>
    <style:style style:name="T21_19" style:family="text">
      <style:text-properties fo:font-weight="bold" style:font-weight-asian="bold" style:font-weight-complex="bold"/>
    </style:style>
    <style:style style:name="T21_20" style:family="text">
      <style:text-properties fo:font-weight="bold" style:font-weight-asian="bold" style:font-weight-complex="bold"/>
    </style:style>
    <style:style style:name="T21_21" style:family="text">
      <style:text-properties fo:font-weight="bold" style:font-weight-asian="bold" style:font-weight-complex="bold"/>
    </style:style>
    <style:style style:name="T21_22" style:family="text">
      <style:text-properties fo:font-weight="bold" style:font-weight-asian="bold" style:font-weight-complex="bold"/>
    </style:style>
    <style:style style:name="T21_23" style:family="text">
      <style:text-properties fo:font-weight="bold" style:font-weight-asian="bold" style:font-weight-complex="bold"/>
    </style:style>
    <style:style style:name="T21_24" style:family="text">
      <style:text-properties fo:font-weight="bold" style:font-weight-asian="bold" style:font-weight-complex="bold"/>
    </style:style>
    <style:style style:name="T21_25" style:family="text">
      <style:text-properties fo:font-weight="bold" style:font-weight-asian="bold" style:font-weight-complex="bold"/>
    </style:style>
    <style:style style:name="T21_26" style:family="text">
      <style:text-properties fo:font-weight="bold" style:font-weight-asian="bold" style:font-weight-complex="bold"/>
    </style:style>
    <style:style style:name="T21_27" style:family="text">
      <style:text-properties fo:font-weight="bold" style:font-weight-asian="bold" style:font-weight-complex="bold"/>
    </style:style>
    <style:style style:name="T21_28" style:family="text">
      <style:text-properties fo:font-weight="bold" style:font-weight-asian="bold" style:font-weight-complex="bold"/>
    </style:style>
    <style:style style:name="T21_29" style:family="text">
      <style:text-properties fo:font-weight="bold" style:font-weight-asian="bold" style:font-weight-complex="bold"/>
    </style:style>
    <style:style style:name="T21_30" style:family="text">
      <style:text-properties fo:font-weight="bold" style:font-weight-asian="bold" style:font-weight-complex="bold"/>
    </style:style>
    <style:style style:name="T21_31" style:family="text">
      <style:text-properties fo:font-weight="bold" style:font-weight-asian="bold" style:font-weight-complex="bold"/>
    </style:style>
    <style:style style:name="T21_32" style:family="text">
      <style:text-properties fo:font-weight="bold" style:font-weight-asian="bold" style:font-weight-complex="bold"/>
    </style:style>
    <style:style style:name="T21_33" style:family="text">
      <style:text-properties fo:font-weight="bold" style:font-weight-asian="bold" style:font-weight-complex="bold"/>
    </style:style>
    <style:style style:name="T21_34" style:family="text">
      <style:text-properties fo:font-weight="bold" style:font-weight-asian="bold" style:font-weight-complex="bold"/>
    </style:style>
    <style:style style:name="T21_35" style:family="text">
      <style:text-properties fo:font-weight="bold" style:font-weight-asian="bold" style:font-weight-complex="bold"/>
    </style:style>
    <style:style style:name="T21_36" style:family="text">
      <style:text-properties fo:font-weight="bold" style:font-weight-asian="bold" style:font-weight-complex="bold"/>
    </style:style>
    <style:style style:name="T21_37" style:family="text">
      <style:text-properties fo:font-weight="bold" style:font-weight-asian="bold" style:font-weight-complex="bold"/>
    </style:style>
    <style:style style:name="T21_38" style:family="text">
      <style:text-properties fo:font-weight="bold" style:font-weight-asian="bold" style:font-weight-complex="bold"/>
    </style:style>
    <style:style style:name="T21_39" style:family="text">
      <style:text-properties fo:font-weight="bold" style:font-weight-asian="bold" style:font-weight-complex="bold"/>
    </style:style>
    <style:style style:name="T21_40" style:family="text">
      <style:text-properties fo:font-weight="bold" style:font-weight-asian="bold" style:font-weight-complex="bold"/>
    </style:style>
    <style:style style:name="T21_41" style:family="text">
      <style:text-properties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T24_83" style:family="text"/>
    <style:style style:name="T24_84" style:family="text"/>
    <style:style style:name="T24_85" style:family="text"/>
    <style:style style:name="T24_86" style:family="text"/>
    <style:style style:name="T24_87" style:family="text"/>
    <style:style style:name="T24_88" style:family="text"/>
    <style:style style:name="T24_89" style:family="text"/>
    <style:style style:name="T24_90" style:family="text"/>
    <style:style style:name="T24_91" style:family="text"/>
    <style:style style:name="T24_92" style:family="text"/>
    <style:style style:name="T24_93" style:family="text"/>
    <style:style style:name="T24_94" style:family="text"/>
    <style:style style:name="T24_95" style:family="text"/>
    <style:style style:name="T24_96" style:family="text"/>
    <style:style style:name="T24_97" style:family="text"/>
    <style:style style:name="T24_98" style:family="text"/>
    <style:style style:name="T24_99" style:family="text"/>
    <style:style style:name="T24_100" style:family="text"/>
    <style:style style:name="T24_101" style:family="text"/>
    <style:style style:name="T24_102" style:family="text"/>
    <style:style style:name="T24_103" style:family="text"/>
    <style:style style:name="T24_104" style:family="text"/>
    <style:style style:name="T24_105" style:family="text"/>
    <style:style style:name="T24_106" style:family="text"/>
    <style:style style:name="T24_107" style:family="text"/>
    <style:style style:name="T24_108" style:family="text"/>
    <style:style style:name="T24_109" style:family="text"/>
    <style:style style:name="T24_110" style:family="text"/>
    <style:style style:name="T24_111" style:family="text"/>
    <style:style style:name="T24_112" style:family="text"/>
    <style:style style:name="T24_113" style:family="text"/>
    <style:style style:name="T24_114" style:family="text"/>
    <style:style style:name="T24_115" style:family="text"/>
    <style:style style:name="T24_116" style:family="text"/>
    <style:style style:name="T24_117" style:family="text"/>
    <style:style style:name="T24_118" style:family="text"/>
    <style:style style:name="T24_119" style:family="text"/>
    <style:style style:name="T24_120" style:family="text"/>
    <style:style style:name="T24_121" style:family="text"/>
    <style:style style:name="T24_122" style:family="text"/>
    <style:style style:name="T24_123" style:family="text"/>
    <style:style style:name="T24_124" style:family="text"/>
    <style:style style:name="T24_125" style:family="text"/>
    <style:style style:name="T24_126" style:family="text"/>
    <style:style style:name="P2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font-size="12pt" style:font-size-asian="12pt" style:font-size-complex="12pt" fo:font-weight="bold" style:font-weight-asian="bold" style:font-weight-complex="bold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>
      <style:text-properties fo:color="#1155cc" style:text-underline-style="solid" style:text-underline-color="font-color"/>
    </style:style>
    <style:style style:name="T29_11" style:family="text"/>
    <style:style style:name="T29_12" style:family="text">
      <style:text-properties fo:color="#1155cc" style:text-underline-style="solid" style:text-underline-color="font-color"/>
    </style:style>
    <style:style style:name="T29_13" style:family="text"/>
    <style:style style:name="T29_14" style:family="text">
      <style:text-properties fo:color="#1155cc" style:text-underline-style="solid" style:text-underline-color="font-color"/>
    </style:style>
    <style:style style:name="T29_15" style:family="text"/>
    <style:style style:name="T29_16" style:family="text">
      <style:text-properties fo:color="#1155cc" style:text-underline-style="solid" style:text-underline-color="font-color"/>
    </style:style>
    <style:style style:name="T29_17" style:family="text"/>
    <style:style style:name="T29_18" style:family="text">
      <style:text-properties fo:color="#1155cc" style:text-underline-style="solid" style:text-underline-color="font-color"/>
    </style:style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P30" style:family="paragraph" style:parent-style-name="Standard">
      <style:paragraph-properties fo:break-before="auto" fo:line-height="115%" fo:margin-top="0cm" fo:margin-bottom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>
      <style:text-properties fo:color="#1155cc" style:text-underline-style="solid" style:text-underline-color="font-color"/>
    </style:style>
    <style:style style:name="T30_11" style:family="text"/>
    <style:style style:name="T30_12" style:family="text">
      <style:text-properties fo:color="#1155cc" style:text-underline-style="solid" style:text-underline-color="font-color"/>
    </style:style>
    <style:style style:name="T30_13" style:family="text"/>
    <style:style style:name="T30_14" style:family="text">
      <style:text-properties fo:color="#1155cc" style:text-underline-style="solid" style:text-underline-color="font-color"/>
    </style:style>
    <style:style style:name="T30_15" style:family="text"/>
    <style:style style:name="T30_16" style:family="text">
      <style:text-properties fo:color="#1155cc" style:text-underline-style="solid" style:text-underline-color="font-color"/>
    </style:style>
    <style:style style:name="T30_17" style:family="text"/>
    <style:style style:name="T30_18" style:family="text">
      <style:text-properties fo:color="#1155cc" style:text-underline-style="solid" style:text-underline-color="font-color"/>
    </style:style>
    <style:style style:name="T30_19" style:family="text"/>
    <style:style style:name="T30_20" style:family="text">
      <style:text-properties fo:color="#1155cc" style:text-underline-style="solid" style:text-underline-color="font-color"/>
    </style:style>
    <style:style style:name="T30_21" style:family="text"/>
    <style:style style:name="T30_22" style:family="text">
      <style:text-properties fo:color="#1155cc" style:text-underline-style="solid" style:text-underline-color="font-color"/>
    </style:style>
    <style:style style:name="T30_23" style:family="text"/>
    <style:style style:name="T30_24" style:family="text">
      <style:text-properties fo:color="#1155cc" style:text-underline-style="solid" style:text-underline-color="font-color"/>
    </style:style>
    <style:style style:name="T30_25" style:family="text"/>
    <style:style style:name="T30_26" style:family="text">
      <style:text-properties fo:color="#1155cc" style:text-underline-style="solid" style:text-underline-color="font-color"/>
    </style:style>
    <style:style style:name="T30_27" style:family="text"/>
    <style:style style:name="T30_28" style:family="text">
      <style:text-properties fo:color="#1155cc" style:text-underline-style="solid" style:text-underline-color="font-color"/>
    </style:style>
    <style:style style:name="T30_29" style:family="text"/>
    <style:style style:name="T30_30" style:family="text">
      <style:text-properties fo:color="#1155cc" style:text-underline-style="solid" style:text-underline-color="font-color"/>
    </style:style>
    <style:style style:name="T30_31" style:family="text"/>
    <style:style style:name="T30_32" style:family="text">
      <style:text-properties fo:color="#1155cc" style:text-underline-style="solid" style:text-underline-color="font-color"/>
    </style:style>
    <style:style style:name="T30_33" style:family="text"/>
    <style:style style:name="T30_34" style:family="text">
      <style:text-properties fo:color="#1155cc" style:text-underline-style="solid" style:text-underline-color="font-color"/>
    </style:style>
    <style:style style:name="T30_35" style:family="text"/>
    <style:style style:name="T30_36" style:family="text">
      <style:text-properties fo:color="#1155cc" style:text-underline-style="solid" style:text-underline-color="font-color"/>
    </style:style>
    <style:style style:name="T30_37" style:family="text"/>
    <style:style style:name="T30_38" style:family="text">
      <style:text-properties fo:color="#1155cc" style:text-underline-style="solid" style:text-underline-color="font-color"/>
    </style:style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T33_63" style:family="text"/>
    <style:style style:name="T33_64" style:family="text"/>
    <style:style style:name="T33_65" style:family="text"/>
    <style:style style:name="T33_66" style:family="text"/>
    <style:style style:name="T33_67" style:family="text"/>
    <style:style style:name="T33_68" style:family="text"/>
    <style:style style:name="T33_69" style:family="text"/>
    <style:style style:name="T33_70" style:family="text"/>
    <style:style style:name="T33_71" style:family="text"/>
    <style:style style:name="T33_72" style:family="text"/>
    <style:style style:name="T33_73" style:family="text"/>
    <style:style style:name="T33_74" style:family="text"/>
    <style:style style:name="T33_75" style:family="text"/>
    <style:style style:name="T33_76" style:family="text"/>
    <style:style style:name="T33_77" style:family="text"/>
    <style:style style:name="T33_78" style:family="text"/>
    <style:style style:name="T33_79" style:family="text"/>
    <style:style style:name="T33_80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font-weight="bold" style:font-weight-asian="bold" style:font-weight-complex="bold"/>
    </style:style>
    <style:style style:name="T38_2" style:family="text">
      <style:text-properties fo:font-weight="bold" style:font-weight-asian="bold" style:font-weight-complex="bold"/>
    </style:style>
    <style:style style:name="T38_3" style:family="text">
      <style:text-properties fo:font-weight="bold" style:font-weight-asian="bold" style:font-weight-complex="bold"/>
    </style:style>
    <style:style style:name="T38_4" style:family="text">
      <style:text-properties fo:font-weight="bold" style:font-weight-asian="bold" style:font-weight-complex="bold"/>
    </style:style>
    <style:style style:name="T38_5" style:family="text">
      <style:text-properties fo:font-weight="bold" style:font-weight-asian="bold" style:font-weight-complex="bold"/>
    </style:style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T41_69" style:family="text"/>
    <style:style style:name="T41_70" style:family="text"/>
    <style:style style:name="T41_71" style:family="text"/>
    <style:style style:name="T41_72" style:family="text"/>
    <style:style style:name="T41_73" style:family="text"/>
    <style:style style:name="T41_74" style:family="text"/>
    <style:style style:name="T41_75" style:family="text"/>
    <style:style style:name="T41_76" style:family="text"/>
    <style:style style:name="T41_77" style:family="text"/>
    <style:style style:name="T41_78" style:family="text"/>
    <style:style style:name="T41_79" style:family="text"/>
    <style:style style:name="T41_80" style:family="text"/>
    <style:style style:name="T41_81" style:family="text"/>
    <style:style style:name="T41_82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P43" style:family="paragraph" style:parent-style-name="Standard">
      <style:paragraph-properties fo:text-align="right" fo:break-before="auto" fo:line-height="115%" style:writing-mode="lr-tb"/>
      <style:text-properties fo:font-size="12pt" style:font-size-asian="12pt" style:font-size-complex="12pt"/>
    </style:style>
    <style:style style:name="P44" style:family="paragraph" style:parent-style-name="Standard">
      <style:paragraph-properties fo:text-align="right" fo:break-before="auto" fo:line-height="115%" style:writing-mode="lr-tb"/>
      <style:text-properties fo:font-size="12pt" style:font-size-asian="12pt" style:font-size-complex="12pt"/>
    </style:style>
    <style:style style:name="P45" style:family="paragraph" style:parent-style-name="Standard">
      <style:paragraph-properties fo:text-align="right" fo:break-before="auto" fo:line-height="115%" style:writing-mode="lr-tb"/>
      <style:text-properties fo:font-size="12pt" style:font-size-asian="12pt" style:font-size-complex="12pt"/>
    </style:style>
    <style:style style:name="P46" style:family="paragraph" style:parent-style-name="Standard">
      <style:paragraph-properties fo:text-align="right" fo:break-before="auto" fo:line-height="115%" style:writing-mode="lr-tb"/>
      <style:text-properties fo:font-size="12pt" style:font-size-asian="12pt" style:font-size-complex="12pt"/>
    </style:style>
    <style:style style:name="P47" style:family="paragraph" style:parent-style-name="Standard">
      <style:paragraph-properties fo:text-align="right" fo:break-before="auto" fo:line-height="115%" style:writing-mode="lr-tb"/>
      <style:text-properties fo:font-size="12pt" style:font-size-asian="12pt" style:font-size-complex="12pt"/>
    </style:style>
    <style:style style:name="P48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/>
    </style:style>
    <style:style style:name="P49" style:family="paragraph" style:parent-style-name="Standard">
      <style:paragraph-properties fo:text-align="right" fo:break-before="auto" fo:line-height="115%" style:writing-mode="lr-tb"/>
    </style:style>
    <style:style style:name="T49_1" style:family="text">
      <style:text-properties fo:font-size="12pt" style:font-size-asian="12pt" style:font-size-complex="12pt"/>
    </style:style>
    <style:style style:name="T49_2" style:family="text">
      <style:text-properties fo:font-size="12pt" style:font-size-asian="12pt" style:font-size-complex="12pt"/>
    </style:style>
    <style:style style:name="T49_3" style:family="text">
      <style:text-properties fo:font-size="12pt" style:font-size-asian="12pt" style:font-size-complex="12pt"/>
    </style:style>
    <style:style style:name="P50" style:family="paragraph" style:parent-style-name="Standard">
      <style:paragraph-properties fo:text-align="right" fo:break-before="auto" fo:line-height="115%" style:writing-mode="lr-tb"/>
    </style:style>
    <style:style style:name="T50_1" style:family="text">
      <style:text-properties fo:font-size="12pt" style:font-size-asian="12pt" style:font-size-complex="12pt"/>
    </style:style>
    <style:style style:name="T50_2" style:family="text">
      <style:text-properties fo:font-size="12pt" style:font-size-asian="12pt" style:font-size-complex="12pt"/>
    </style:style>
    <style:style style:name="T50_3" style:family="text">
      <style:text-properties fo:font-size="12pt" style:font-size-asian="12pt" style:font-size-complex="12pt"/>
    </style:style>
  </office:automatic-styles>
  <office:body>
    <office:text>
      <text:p text:style-name="P1"><text:span text:style-name="T1_1">DYNAMO</text:span><text:span text:style-name="T1_2"><text:s/></text:span><text:span text:style-name="T1_3">AUTH</text:span><text:span text:style-name="T1_4"><text:s/></text:span><text:span text:style-name="T1_5">APP</text:span></text:p>
      <text:p text:style-name="P2"/>
      <text:p text:style-name="P3"/>
      <text:p text:style-name="P4"><text:span text:style-name="T4_1">PREMESSA</text:span></text:p>
      <text:p text:style-name="P5"><text:span text:style-name="T5_1">Le</text:span><text:span text:style-name="T5_2"><text:s/></text:span><text:span text:style-name="T5_3">tecnologie</text:span><text:span text:style-name="T5_4"><text:s/></text:span><text:span text:style-name="T5_5">utilizzate</text:span><text:span text:style-name="T5_6"><text:s/></text:span><text:span text:style-name="T5_7">sono</text:span><text:span text:style-name="T5_8"><text:s/></text:span><text:span text:style-name="T5_9">tecnologie</text:span><text:span text:style-name="T5_10"><text:s/></text:span><text:span text:style-name="T5_11">esistenti</text:span><text:span text:style-name="T5_12">.<text:s/></text:span><text:span text:style-name="T5_13">Quello</text:span><text:span text:style-name="T5_14"><text:s/></text:span><text:span text:style-name="T5_15">che</text:span><text:span text:style-name="T5_16"><text:s/></text:span><text:span text:style-name="T5_17">siamo</text:span><text:span text:style-name="T5_18"><text:s/></text:span><text:span text:style-name="T5_19">riusciti</text:span><text:span text:style-name="T5_20"><text:s/></text:span><text:span text:style-name="T5_21">a</text:span><text:span text:style-name="T5_22"><text:s/></text:span><text:span text:style-name="T5_23">fare</text:span><text:span text:style-name="T5_24">,<text:s/></text:span><text:span text:style-name="T5_25">si</text:span><text:span text:style-name="T5_26"><text:s/></text:span><text:span text:style-name="T5_27">presuppone</text:span><text:span text:style-name="T5_28"><text:s/></text:span><text:span text:style-name="T5_29">per</text:span><text:span text:style-name="T5_30"><text:s/></text:span><text:span text:style-name="T5_31">primi</text:span><text:span text:style-name="T5_32">,<text:s/></text:span><text:span text:style-name="T5_33">è</text:span><text:span text:style-name="T5_34"><text:s/></text:span><text:span text:style-name="T5_35">unire</text:span><text:span text:style-name="T5_36"><text:s/></text:span><text:span text:style-name="T5_37">queste</text:span><text:span text:style-name="T5_38"><text:s/></text:span><text:span text:style-name="T5_39">tecnologie</text:span><text:span text:style-name="T5_40"><text:s/></text:span><text:span text:style-name="T5_41">per</text:span><text:span text:style-name="T5_42"><text:s/></text:span><text:span text:style-name="T5_43">creare</text:span><text:span text:style-name="T5_44"><text:s/></text:span><text:span text:style-name="T5_45">un</text:span><text:span text:style-name="T5_46"><text:s/></text:span><text:span text:style-name="T5_47">nuovo</text:span><text:span text:style-name="T5_48"><text:s/></text:span><text:span text:style-name="T5_49">tipo</text:span><text:span text:style-name="T5_50"><text:s/></text:span><text:span text:style-name="T5_51">di</text:span><text:span text:style-name="T5_52"><text:s/></text:span><text:span text:style-name="T5_53">servizio</text:span><text:span text:style-name="T5_54">:<text:s/></text:span><text:span text:style-name="T5_55">l</text:span><text:span text:style-name="T5_56">’</text:span><text:span text:style-name="T5_57">autenticazione</text:span><text:span text:style-name="T5_58"><text:s/></text:span><text:span text:style-name="T5_59">ad</text:span><text:span text:style-name="T5_60"><text:s/></text:span><text:span text:style-name="T5_61">una</text:span><text:span text:style-name="T5_62"><text:s/></text:span><text:span text:style-name="T5_63">rete</text:span><text:span text:style-name="T5_64"><text:s/></text:span><text:span text:style-name="T5_65">WI</text:span><text:span text:style-name="T5_66">-</text:span><text:span text:style-name="T5_67">FI</text:span><text:span text:style-name="T5_68"><text:s/></text:span><text:span text:style-name="T5_69">tramite</text:span><text:span text:style-name="T5_70"><text:s/></text:span><text:span text:style-name="T5_71">un</text:span><text:span text:style-name="T5_72">'</text:span><text:span text:style-name="T5_73">APP</text:span><text:span text:style-name="T5_74"><text:s/></text:span><text:span text:style-name="T5_75">installata</text:span><text:span text:style-name="T5_76"><text:s/></text:span><text:span text:style-name="T5_77">nel</text:span><text:span text:style-name="T5_78"><text:s/></text:span><text:span text:style-name="T5_79">proprio</text:span><text:span text:style-name="T5_80"><text:s/></text:span><text:span text:style-name="T5_81">dispositivo</text:span><text:span text:style-name="T5_82">.<text:s/></text:span><text:span text:style-name="T5_83">Un</text:span><text:span text:style-name="T5_84"><text:s/></text:span><text:span text:style-name="T5_85">prodotto</text:span><text:span text:style-name="T5_86"><text:s/></text:span><text:span text:style-name="T5_87">alquanto</text:span><text:span text:style-name="T5_88"><text:s/></text:span><text:span text:style-name="T5_89">innovativo</text:span><text:span text:style-name="T5_90"><text:s/></text:span><text:span text:style-name="T5_91">dal</text:span><text:span text:style-name="T5_92"><text:s/></text:span><text:span text:style-name="T5_93">nostro</text:span><text:span text:style-name="T5_94"><text:s/></text:span><text:span text:style-name="T5_95">punto</text:span><text:span text:style-name="T5_96"><text:s/></text:span><text:span text:style-name="T5_97">di</text:span><text:span text:style-name="T5_98"><text:s/></text:span><text:span text:style-name="T5_99">vista</text:span><text:span text:style-name="T5_100"><text:s/></text:span><text:span text:style-name="T5_101">se</text:span><text:span text:style-name="T5_102"><text:s/></text:span><text:span text:style-name="T5_103">si</text:span><text:span text:style-name="T5_104"><text:s/></text:span><text:span text:style-name="T5_105">pensa</text:span><text:span text:style-name="T5_106"><text:s/></text:span><text:span text:style-name="T5_107">alle</text:span><text:span text:style-name="T5_108"><text:s/></text:span><text:span text:style-name="T5_109">diverse</text:span><text:span text:style-name="T5_110"><text:s/></text:span><text:span text:style-name="T5_111">problematiche</text:span><text:span text:style-name="T5_112"><text:s/>(</text:span><text:span text:style-name="T5_113">anche</text:span><text:span text:style-name="T5_114"><text:s/></text:span><text:span text:style-name="T5_115">legali</text:span><text:span text:style-name="T5_116">)<text:s/></text:span><text:span text:style-name="T5_117">che</text:span><text:span text:style-name="T5_118"><text:s/></text:span><text:span text:style-name="T5_119">i</text:span><text:span text:style-name="T5_120"><text:s/></text:span><text:span text:style-name="T5_121">consumatori</text:span><text:span text:style-name="T5_122"><text:s/></text:span><text:span text:style-name="T5_123">devono</text:span><text:span text:style-name="T5_124"><text:s/></text:span><text:span text:style-name="T5_125">affrontare</text:span><text:span text:style-name="T5_126"><text:s/></text:span><text:span text:style-name="T5_127">per</text:span><text:span text:style-name="T5_128"><text:s/></text:span><text:span text:style-name="T5_129">avere</text:span><text:span text:style-name="T5_130"><text:s/></text:span><text:span text:style-name="T5_131">un</text:span><text:span text:style-name="T5_132"><text:s/></text:span><text:span text:style-name="T5_133">rete</text:span><text:span text:style-name="T5_134"><text:s/></text:span><text:span text:style-name="T5_135">WI</text:span><text:span text:style-name="T5_136">-</text:span><text:span text:style-name="T5_137">FI</text:span><text:span text:style-name="T5_138"><text:s/></text:span><text:span text:style-name="T5_139">aperta</text:span><text:span text:style-name="T5_140">.</text:span></text:p>
      <text:p text:style-name="P6"/>
      <text:p text:style-name="P7"><text:span text:style-name="T7_1">ANDROID</text:span></text:p>
      <text:p text:style-name="P8"><text:span text:style-name="T8_1">Nel</text:span><text:span text:style-name="T8_2"><text:s/></text:span><text:span text:style-name="T8_3">momento</text:span><text:span text:style-name="T8_4"><text:s/></text:span><text:span text:style-name="T8_5">in</text:span><text:span text:style-name="T8_6"><text:s/></text:span><text:span text:style-name="T8_7">cui</text:span><text:span text:style-name="T8_8"><text:s/></text:span><text:span text:style-name="T8_9">il</text:span><text:span text:style-name="T8_10"><text:s/></text:span><text:span text:style-name="T8_11">device</text:span><text:span text:style-name="T8_12"><text:s/></text:span><text:span text:style-name="T8_13">si</text:span><text:span text:style-name="T8_14"><text:s/></text:span><text:span text:style-name="T8_15">collega</text:span><text:span text:style-name="T8_16"><text:s/></text:span><text:span text:style-name="T8_17">alla</text:span><text:span text:style-name="T8_18"><text:s/></text:span><text:span text:style-name="T8_19">rete</text:span><text:span text:style-name="T8_20"><text:s/></text:span><text:span text:style-name="T8_21">WiFi</text:span><text:span text:style-name="T8_22">,<text:s/></text:span><text:span text:style-name="T8_23">il</text:span><text:span text:style-name="T8_24"><text:s/></text:span><text:span text:style-name="T8_25">device</text:span><text:span text:style-name="T8_26"><text:s/></text:span><text:span text:style-name="T8_27">controlla</text:span><text:span text:style-name="T8_28"><text:s/></text:span><text:span text:style-name="T8_29">se</text:span><text:span text:style-name="T8_30"><text:s/></text:span><text:span text:style-name="T8_31">il</text:span><text:span text:style-name="T8_32"><text:s/></text:span><text:span text:style-name="T8_33">file</text:span><text:span text:style-name="T8_34"><text:s/></text:span><text:span text:style-name="T8_35">che</text:span><text:span text:style-name="T8_36"><text:s/></text:span><text:span text:style-name="T8_37">si</text:span><text:span text:style-name="T8_38"><text:s/></text:span><text:span text:style-name="T8_39">trova</text:span><text:span text:style-name="T8_40"><text:s/></text:span><text:span text:style-name="T8_41">su</text:span><text:span text:style-name="T8_42"><text:s/></text:span><text:span text:style-name="T8_43">clients</text:span><text:span text:style-name="T8_44">3.</text:span><text:span text:style-name="T8_45">google</text:span><text:span text:style-name="T8_46">.</text:span><text:span text:style-name="T8_47">com</text:span><text:span text:style-name="T8_48">/</text:span><text:span text:style-name="T8_49">generate</text:span><text:span text:style-name="T8_50">_204<text:s/></text:span><text:span text:style-name="T8_51">e</text:span><text:span text:style-name="T8_52">’<text:s/></text:span><text:span text:style-name="T8_53">un</text:span><text:span text:style-name="T8_54"><text:s/></text:span><text:span text:style-name="T8_55">file</text:span><text:span text:style-name="T8_56"><text:s/></text:span><text:span text:style-name="T8_57">vuoto</text:span><text:span text:style-name="T8_58">.<text:s/></text:span><text:span text:style-name="T8_59">Se</text:span><text:span text:style-name="T8_60"><text:s/></text:span><text:span text:style-name="T8_61">questo</text:span><text:span text:style-name="T8_62"><text:s/></text:span><text:span text:style-name="T8_63">file</text:span><text:span text:style-name="T8_64"><text:s/></text:span><text:span text:style-name="T8_65">fosse</text:span><text:span text:style-name="T8_66"><text:s/></text:span><text:span text:style-name="T8_67">vuoto</text:span><text:span text:style-name="T8_68"><text:s/></text:span><text:span text:style-name="T8_69">allora</text:span><text:span text:style-name="T8_70"><text:s/></text:span><text:span text:style-name="T8_71">si</text:span><text:span text:style-name="T8_72"><text:s/></text:span><text:span text:style-name="T8_73">tratta</text:span><text:span text:style-name="T8_74"><text:s/></text:span><text:span text:style-name="T8_75">di</text:span><text:span text:style-name="T8_76"><text:s/></text:span><text:span text:style-name="T8_77">una</text:span><text:span text:style-name="T8_78"><text:s/></text:span><text:span text:style-name="T8_79">rete</text:span><text:span text:style-name="T8_80"><text:s/></text:span><text:span text:style-name="T8_81">WiFi</text:span><text:span text:style-name="T8_82"><text:s/></text:span><text:span text:style-name="T8_83">senza</text:span><text:span text:style-name="T8_84"><text:s/></text:span><text:span text:style-name="T8_85">captive</text:span><text:span text:style-name="T8_86"><text:s/></text:span><text:span text:style-name="T8_87">portal</text:span><text:span text:style-name="T8_88"><text:s/></text:span><text:span text:style-name="T8_89">mentre</text:span><text:span text:style-name="T8_90"><text:s/></text:span><text:span text:style-name="T8_91">se</text:span><text:span text:style-name="T8_92"><text:s/></text:span><text:span text:style-name="T8_93">questo</text:span><text:span text:style-name="T8_94"><text:s/></text:span><text:span text:style-name="T8_95">file</text:span><text:span text:style-name="T8_96"><text:s/></text:span><text:span text:style-name="T8_97">non</text:span><text:span text:style-name="T8_98"><text:s/></text:span><text:span text:style-name="T8_99">lo</text:span><text:span text:style-name="T8_100"><text:s/></text:span><text:span text:style-name="T8_101">fosse</text:span><text:span text:style-name="T8_102"><text:s/></text:span><text:span text:style-name="T8_103">allora</text:span><text:span text:style-name="T8_104"><text:s/></text:span><text:span text:style-name="T8_105">ci</text:span><text:span text:style-name="T8_106"><text:s/></text:span><text:span text:style-name="T8_107">troviamo</text:span><text:span text:style-name="T8_108"><text:s/></text:span><text:span text:style-name="T8_109">in</text:span><text:span text:style-name="T8_110"><text:s/></text:span><text:span text:style-name="T8_111">presenza</text:span><text:span text:style-name="T8_112"><text:s/></text:span><text:span text:style-name="T8_113">di</text:span><text:span text:style-name="T8_114"><text:s/></text:span><text:span text:style-name="T8_115">un</text:span><text:span text:style-name="T8_116"><text:s/></text:span><text:span text:style-name="T8_117">captive</text:span><text:span text:style-name="T8_118"><text:s/></text:span><text:span text:style-name="T8_119">portal</text:span><text:span text:style-name="T8_120"><text:s/></text:span><text:span text:style-name="T8_121">e</text:span><text:span text:style-name="T8_122"><text:s/></text:span><text:span text:style-name="T8_123">appare</text:span><text:span text:style-name="T8_124"><text:s/></text:span><text:span text:style-name="T8_125">una</text:span><text:span text:style-name="T8_126"><text:s/></text:span><text:span text:style-name="T8_127">notifica</text:span><text:span text:style-name="T8_128"><text:s/></text:span><text:span text:style-name="T8_129">push</text:span><text:span text:style-name="T8_130"><text:s/></text:span><text:span text:style-name="T8_131">nel</text:span><text:span text:style-name="T8_132"><text:s/></text:span><text:span text:style-name="T8_133">device</text:span><text:span text:style-name="T8_134"><text:s/></text:span><text:span text:style-name="T8_135">che</text:span><text:span text:style-name="T8_136"><text:s/></text:span><text:span text:style-name="T8_137">richiede</text:span><text:span text:style-name="T8_138"><text:s/></text:span><text:span text:style-name="T8_139">all</text:span><text:span text:style-name="T8_140">’</text:span><text:span text:style-name="T8_141">utente</text:span><text:span text:style-name="T8_142"><text:s/></text:span><text:span text:style-name="T8_143">di</text:span><text:span text:style-name="T8_144"><text:s/></text:span><text:span text:style-name="T8_145">accedere</text:span><text:span text:style-name="T8_146"><text:s/></text:span><text:span text:style-name="T8_147">alla</text:span><text:span text:style-name="T8_148"><text:s/></text:span><text:span text:style-name="T8_149">rete</text:span><text:span text:style-name="T8_150">.<text:s/></text:span></text:p>
      <text:p text:style-name="P9"><text:span text:style-name="T9_1">Per</text:span><text:span text:style-name="T9_2"><text:s/></text:span><text:span text:style-name="T9_3">fare</text:span><text:span text:style-name="T9_4"><text:s/></text:span><text:span text:style-name="T9_5">in</text:span><text:span text:style-name="T9_6"><text:s/></text:span><text:span text:style-name="T9_7">modo</text:span><text:span text:style-name="T9_8"><text:s/></text:span><text:span text:style-name="T9_9">che</text:span><text:span text:style-name="T9_10"><text:s/></text:span><text:span text:style-name="T9_11">Android</text:span><text:span text:style-name="T9_12"><text:s/></text:span><text:span text:style-name="T9_13">rilevi</text:span><text:span text:style-name="T9_14"><text:s/></text:span><text:span text:style-name="T9_15">la</text:span><text:span text:style-name="T9_16"><text:s/></text:span><text:span text:style-name="T9_17">presenza</text:span><text:span text:style-name="T9_18"><text:s/></text:span><text:span text:style-name="T9_19">del</text:span><text:span text:style-name="T9_20"><text:s/></text:span><text:span text:style-name="T9_21">captive</text:span><text:span text:style-name="T9_22"><text:s/></text:span><text:span text:style-name="T9_23">portal</text:span><text:span text:style-name="T9_24"><text:s/></text:span><text:span text:style-name="T9_25">bastera</text:span><text:span text:style-name="T9_26">’<text:s/></text:span><text:span text:style-name="T9_27">che</text:span><text:span text:style-name="T9_28"><text:s/></text:span><text:span text:style-name="T9_29">Dynamo</text:span><text:span text:style-name="T9_30"><text:s/></text:span><text:span text:style-name="T9_31">esegua</text:span><text:span text:style-name="T9_32"><text:s/></text:span><text:span text:style-name="T9_33">un</text:span><text:span text:style-name="T9_34"><text:s/></text:span><text:span text:style-name="T9_35">redirect</text:span><text:span text:style-name="T9_36"><text:s/></text:span><text:span text:style-name="T9_37">interno</text:span><text:span text:style-name="T9_38"><text:s/></text:span><text:span text:style-name="T9_39">alla</text:span><text:span text:style-name="T9_40"><text:s/></text:span><text:span text:style-name="T9_41">richiesta</text:span><text:span text:style-name="T9_42"><text:s/></text:span><text:span text:style-name="T9_43">clients</text:span><text:span text:style-name="T9_44">3.</text:span><text:span text:style-name="T9_45">google</text:span><text:span text:style-name="T9_46">.</text:span><text:span text:style-name="T9_47">com</text:span><text:span text:style-name="T9_48"><text:s/>.<text:s/></text:span><text:span text:style-name="T9_49">Quindi</text:span><text:span text:style-name="T9_50"><text:s/></text:span><text:span text:style-name="T9_51">quando</text:span><text:span text:style-name="T9_52"><text:s/></text:span><text:span text:style-name="T9_53">lo</text:span><text:span text:style-name="T9_54"><text:s/></text:span><text:span text:style-name="T9_55">smartphone</text:span><text:span text:style-name="T9_56"><text:s/></text:span><text:span text:style-name="T9_57">fara</text:span><text:span text:style-name="T9_58">’<text:s/></text:span><text:span text:style-name="T9_59">una</text:span><text:span text:style-name="T9_60"><text:s/></text:span><text:span text:style-name="T9_61">richiesta</text:span><text:span text:style-name="T9_62"><text:s/></text:span><text:span text:style-name="T9_63">a</text:span><text:span text:style-name="T9_64"><text:s/></text:span><text:span text:style-name="T9_65">clients</text:span><text:span text:style-name="T9_66">3.</text:span><text:span text:style-name="T9_67">google</text:span><text:span text:style-name="T9_68">.</text:span><text:span text:style-name="T9_69">com</text:span><text:span text:style-name="T9_70"><text:s/></text:span><text:span text:style-name="T9_71">verra</text:span><text:span text:style-name="T9_72">’<text:s/></text:span><text:span text:style-name="T9_73">reindirizzato</text:span><text:span text:style-name="T9_74"><text:s/></text:span><text:span text:style-name="T9_75">a</text:span><text:span text:style-name="T9_76"><text:s/></text:span><text:span text:style-name="T9_77">Dynamo</text:span><text:span text:style-name="T9_78"><text:s/></text:span><text:span text:style-name="T9_79">che</text:span><text:span text:style-name="T9_80"><text:s/></text:span><text:span text:style-name="T9_81">avra</text:span><text:span text:style-name="T9_82">’<text:s/></text:span><text:span text:style-name="T9_83">il</text:span><text:span text:style-name="T9_84"><text:s/></text:span><text:span text:style-name="T9_85">file</text:span><text:span text:style-name="T9_86"><text:s/></text:span><text:span text:style-name="T9_87">generate</text:span><text:span text:style-name="T9_88">_204<text:s/></text:span><text:span text:style-name="T9_89">contentente</text:span><text:span text:style-name="T9_90"><text:s/></text:span><text:span text:style-name="T9_91">il</text:span><text:span text:style-name="T9_92"><text:s/></text:span><text:span text:style-name="T9_93">captive</text:span><text:span text:style-name="T9_94"><text:s/></text:span><text:span text:style-name="T9_95">portal</text:span><text:span text:style-name="T9_96">.</text:span></text:p>
      <text:p text:style-name="P10"/>
      <text:p text:style-name="P11"><text:span text:style-name="T11_1">Esistono</text:span><text:span text:style-name="T11_2"><text:s/></text:span><text:span text:style-name="T11_3">due</text:span><text:span text:style-name="T11_4"><text:s/></text:span><text:span text:style-name="T11_5">procedure</text:span><text:span text:style-name="T11_6"><text:s/></text:span><text:span text:style-name="T11_7">che</text:span><text:span text:style-name="T11_8"><text:s/></text:span><text:span text:style-name="T11_9">Android</text:span><text:span text:style-name="T11_10"><text:s/></text:span><text:span text:style-name="T11_11">adotta</text:span><text:span text:style-name="T11_12"><text:s text:c="2"/></text:span><text:span text:style-name="T11_13">alla</text:span><text:span text:style-name="T11_14"><text:s/></text:span><text:span text:style-name="T11_15">presenza</text:span><text:span text:style-name="T11_16"><text:s/></text:span><text:span text:style-name="T11_17">di</text:span><text:span text:style-name="T11_18"><text:s/></text:span><text:span text:style-name="T11_19">un</text:span><text:span text:style-name="T11_20"><text:s/></text:span><text:span text:style-name="T11_21">captive</text:span><text:span text:style-name="T11_22"><text:s/></text:span><text:span text:style-name="T11_23">portal</text:span><text:span text:style-name="T11_24"><text:s/></text:span><text:span text:style-name="T11_25">in</text:span><text:span text:style-name="T11_26"><text:s/></text:span><text:span text:style-name="T11_27">base</text:span><text:span text:style-name="T11_28"><text:s/></text:span><text:span text:style-name="T11_29">alla</text:span><text:span text:style-name="T11_30"><text:s/></text:span><text:span text:style-name="T11_31">versione</text:span><text:span text:style-name="T11_32"><text:s/></text:span><text:span text:style-name="T11_33">di</text:span><text:span text:style-name="T11_34"><text:s/></text:span><text:span text:style-name="T11_35">Android</text:span><text:span text:style-name="T11_36">.</text:span></text:p>
      <text:p text:style-name="P12"><text:span text:style-name="T12_1">Per</text:span><text:span text:style-name="T12_2"><text:s/></text:span><text:span text:style-name="T12_3">Android</text:span><text:span text:style-name="T12_4"><text:s/>4.4<text:s/></text:span><text:span text:style-name="T12_5">o</text:span><text:span text:style-name="T12_6"><text:s/></text:span><text:span text:style-name="T12_7">versioni</text:span><text:span text:style-name="T12_8"><text:s/></text:span><text:span text:style-name="T12_9">precedenti</text:span><text:span text:style-name="T12_10">,<text:s/></text:span><text:span text:style-name="T12_11">all</text:span><text:span text:style-name="T12_12">’</text:span><text:span text:style-name="T12_13">apertura</text:span><text:span text:style-name="T12_14"><text:s/></text:span><text:span text:style-name="T12_15">della</text:span><text:span text:style-name="T12_16"><text:s/></text:span><text:span text:style-name="T12_17">notifica</text:span><text:span text:style-name="T12_18"><text:s/></text:span><text:span text:style-name="T12_19">push</text:span><text:span text:style-name="T12_20"><text:s/>“</text:span><text:span text:style-name="T12_21">Accedi</text:span><text:span text:style-name="T12_22"><text:s/></text:span><text:span text:style-name="T12_23">alla</text:span><text:span text:style-name="T12_24"><text:s/></text:span><text:span text:style-name="T12_25">rete</text:span><text:span text:style-name="T12_26"><text:s/></text:span><text:span text:style-name="T12_27">WiFi</text:span><text:span text:style-name="T12_28"><text:s/></text:span><text:span text:style-name="T12_29">nome</text:span><text:span text:style-name="T12_30">_</text:span><text:span text:style-name="T12_31">della</text:span><text:span text:style-name="T12_32">_</text:span><text:span text:style-name="T12_33">rete</text:span><text:span text:style-name="T12_34">_</text:span><text:span text:style-name="T12_35">wifi</text:span><text:span text:style-name="T12_36"><text:s/>“<text:s/></text:span><text:span text:style-name="T12_37">viene</text:span><text:span text:style-name="T12_38"><text:s/></text:span><text:span text:style-name="T12_39">aperto</text:span><text:span text:style-name="T12_40"><text:s/></text:span><text:span text:style-name="T12_41">il</text:span><text:span text:style-name="T12_42"><text:s/></text:span><text:span text:style-name="T12_43">browser</text:span><text:span text:style-name="T12_44"><text:s/></text:span><text:span text:style-name="T12_45">all</text:span><text:span text:style-name="T12_46">’</text:span><text:span text:style-name="T12_47">indirizzo</text:span><text:span text:style-name="T12_48"><text:s/></text:span><text:span text:style-name="T12_49">clients</text:span><text:span text:style-name="T12_50">3.</text:span><text:span text:style-name="T12_51">google</text:span><text:span text:style-name="T12_52">.</text:span><text:span text:style-name="T12_53">com</text:span><text:span text:style-name="T12_54">/</text:span><text:span text:style-name="T12_55">generate</text:span><text:span text:style-name="T12_56">_204<text:s/></text:span><text:span text:style-name="T12_57">e</text:span><text:span text:style-name="T12_58"><text:s/></text:span><text:span text:style-name="T12_59">viene</text:span><text:span text:style-name="T12_60"><text:s/></text:span><text:span text:style-name="T12_61">visualizzato</text:span><text:span text:style-name="T12_62"><text:s/></text:span><text:span text:style-name="T12_63">il</text:span><text:span text:style-name="T12_64"><text:s/></text:span><text:span text:style-name="T12_65">captive</text:span><text:span text:style-name="T12_66"><text:s/></text:span><text:span text:style-name="T12_67">portal</text:span><text:span text:style-name="T12_68">.</text:span></text:p>
      <text:p text:style-name="P13"/>
      <text:p text:style-name="P14"><text:span text:style-name="T14_1">Per</text:span><text:span text:style-name="T14_2"><text:s/></text:span><text:span text:style-name="T14_3">Android</text:span><text:span text:style-name="T14_4"><text:s/>5.0<text:s/></text:span><text:span text:style-name="T14_5">o</text:span><text:span text:style-name="T14_6"><text:s/></text:span><text:span text:style-name="T14_7">versioni</text:span><text:span text:style-name="T14_8"><text:s/></text:span><text:span text:style-name="T14_9">successive</text:span><text:span text:style-name="T14_10">,<text:s/></text:span><text:span text:style-name="T14_11">all</text:span><text:span text:style-name="T14_12">’</text:span><text:span text:style-name="T14_13">apertura</text:span><text:span text:style-name="T14_14"><text:s/></text:span><text:span text:style-name="T14_15">della</text:span><text:span text:style-name="T14_16"><text:s/></text:span><text:span text:style-name="T14_17">notifica</text:span><text:span text:style-name="T14_18"><text:s/></text:span><text:span text:style-name="T14_19">push</text:span><text:span text:style-name="T14_20"><text:s/>“</text:span><text:span text:style-name="T14_21">Accedi</text:span><text:span text:style-name="T14_22"><text:s/></text:span><text:span text:style-name="T14_23">alla</text:span><text:span text:style-name="T14_24"><text:s/></text:span><text:span text:style-name="T14_25">rete</text:span><text:span text:style-name="T14_26"><text:s/></text:span><text:span text:style-name="T14_27">WiFi</text:span><text:span text:style-name="T14_28"><text:s/></text:span><text:span text:style-name="T14_29">nome</text:span><text:span text:style-name="T14_30">_</text:span><text:span text:style-name="T14_31">della</text:span><text:span text:style-name="T14_32">_</text:span><text:span text:style-name="T14_33">rete</text:span><text:span text:style-name="T14_34">_</text:span><text:span text:style-name="T14_35">wifi</text:span><text:span text:style-name="T14_36"><text:s/>“<text:s/></text:span><text:span text:style-name="T14_37">viene</text:span><text:span text:style-name="T14_38"><text:s/></text:span><text:span text:style-name="T14_39">aperta</text:span><text:span text:style-name="T14_40"><text:s/></text:span><text:span text:style-name="T14_41">un</text:span><text:span text:style-name="T14_42">’</text:span><text:span text:style-name="T14_43">app</text:span><text:span text:style-name="T14_44"><text:s/></text:span><text:span text:style-name="T14_45">del</text:span><text:span text:style-name="T14_46"><text:s/></text:span><text:span text:style-name="T14_47">sistema</text:span><text:span text:style-name="T14_48"><text:s/></text:span><text:span text:style-name="T14_49">operativo</text:span><text:span text:style-name="T14_50"><text:s/></text:span><text:span text:style-name="T14_51">Android</text:span><text:span text:style-name="T14_52"><text:s/></text:span><text:span text:style-name="T14_53">che</text:span><text:span text:style-name="T14_54"><text:s/></text:span><text:span text:style-name="T14_55">in</text:span><text:span text:style-name="T14_56"><text:s/></text:span><text:span text:style-name="T14_57">una</text:span><text:span text:style-name="T14_58"><text:s/></text:span><text:span text:style-name="T14_59">particolare</text:span><text:span text:style-name="T14_60"><text:s/></text:span><text:span text:style-name="T14_61">webview</text:span><text:span text:style-name="T14_62"><text:s/></text:span><text:span text:style-name="T14_63">apre</text:span><text:span text:style-name="T14_64"><text:s/></text:span><text:span text:style-name="T14_65">l</text:span><text:span text:style-name="T14_66">’</text:span><text:span text:style-name="T14_67">indirizzo</text:span><text:span text:style-name="T14_68"><text:s/></text:span><text:span text:style-name="T14_69">del</text:span><text:span text:style-name="T14_70"><text:s/></text:span><text:span text:style-name="T14_71">captive</text:span><text:span text:style-name="T14_72"><text:s/></text:span><text:span text:style-name="T14_73">portal</text:span><text:span text:style-name="T14_74">,<text:s/></text:span><text:span text:style-name="T14_75">clients</text:span><text:span text:style-name="T14_76">3.</text:span><text:span text:style-name="T14_77">google</text:span><text:span text:style-name="T14_78">.</text:span><text:span text:style-name="T14_79">com</text:span><text:span text:style-name="T14_80">/</text:span><text:span text:style-name="T14_81">generate</text:span><text:span text:style-name="T14_82">_204<text:s/>.</text:span></text:p>
      <text:p text:style-name="P15"><text:span text:style-name="T15_1">Per</text:span><text:span text:style-name="T15_2"><text:s/></text:span><text:span text:style-name="T15_3">problemi</text:span><text:span text:style-name="T15_4"><text:s/></text:span><text:span text:style-name="T15_5">su</text:span><text:span text:style-name="T15_6"><text:s/></text:span><text:span text:style-name="T15_7">questa</text:span><text:span text:style-name="T15_8"><text:s/></text:span><text:span text:style-name="T15_9">versioni</text:span><text:span text:style-name="T15_10"><text:s/></text:span><text:span text:style-name="T15_11">di</text:span><text:span text:style-name="T15_12"><text:s/></text:span><text:span text:style-name="T15_13">Android</text:span><text:span text:style-name="T15_14"><text:s/></text:span><text:span text:style-name="T15_15">l</text:span><text:span text:style-name="T15_16">’</text:span><text:span text:style-name="T15_17">utente</text:span><text:span text:style-name="T15_18"><text:s/></text:span><text:span text:style-name="T15_19">deve</text:span><text:span text:style-name="T15_20"><text:s/></text:span><text:span text:style-name="T15_21">aprire</text:span><text:span text:style-name="T15_22"><text:s/></text:span><text:span text:style-name="T15_23">il</text:span><text:span text:style-name="T15_24"><text:s/></text:span><text:span text:style-name="T15_25">browser</text:span><text:span text:style-name="T15_26"><text:s/></text:span><text:span text:style-name="T15_27">e</text:span><text:span text:style-name="T15_28"><text:s/></text:span><text:span text:style-name="T15_29">fare</text:span><text:span text:style-name="T15_30"><text:s/></text:span><text:span text:style-name="T15_31">almeno</text:span><text:span text:style-name="T15_32"><text:s/></text:span><text:span text:style-name="T15_33">una</text:span><text:span text:style-name="T15_34"><text:s/></text:span><text:span text:style-name="T15_35">richiesta</text:span><text:span text:style-name="T15_36"><text:s/></text:span><text:span text:style-name="T15_37">http</text:span><text:span text:style-name="T15_38"><text:s/></text:span><text:span text:style-name="T15_39">per</text:span><text:span text:style-name="T15_40"><text:s/></text:span><text:span text:style-name="T15_41">poter</text:span><text:span text:style-name="T15_42"><text:s/></text:span><text:span text:style-name="T15_43">essere</text:span><text:span text:style-name="T15_44"><text:s/></text:span><text:span text:style-name="T15_45">reindirizzato</text:span><text:span text:style-name="T15_46"><text:s/></text:span><text:span text:style-name="T15_47">alla</text:span><text:span text:style-name="T15_48"><text:s/></text:span><text:span text:style-name="T15_49">pagina</text:span><text:span text:style-name="T15_50"><text:s/></text:span><text:span text:style-name="T15_51">che</text:span><text:span text:style-name="T15_52"><text:s/></text:span><text:span text:style-name="T15_53">controlla</text:span><text:span text:style-name="T15_54"><text:s/></text:span><text:span text:style-name="T15_55">la</text:span><text:span text:style-name="T15_56"><text:s/></text:span><text:span text:style-name="T15_57">presenza</text:span><text:span text:style-name="T15_58"><text:s/></text:span><text:span text:style-name="T15_59">dell</text:span><text:span text:style-name="T15_60">’</text:span><text:span text:style-name="T15_61">app</text:span><text:span text:style-name="T15_62">.</text:span></text:p>
      <text:p text:style-name="P16"><text:span text:style-name="T16_1">Nel</text:span><text:span text:style-name="T16_2"><text:s/></text:span><text:span text:style-name="T16_3">file</text:span><text:span text:style-name="T16_4"><text:s/></text:span><text:span text:style-name="T16_5">generate</text:span><text:span text:style-name="T16_6">_204<text:s/></text:span><text:span text:style-name="T16_7">viene</text:span><text:span text:style-name="T16_8"><text:s/></text:span><text:span text:style-name="T16_9">fatto</text:span><text:span text:style-name="T16_10"><text:s/></text:span><text:span text:style-name="T16_11">un</text:span><text:span text:style-name="T16_12"><text:s/></text:span><text:span text:style-name="T16_13">redirect</text:span><text:span text:style-name="T16_14"><text:s/></text:span><text:span text:style-name="T16_15">alla</text:span><text:span text:style-name="T16_16"><text:s/></text:span><text:span text:style-name="T16_17">pagina</text:span><text:span text:style-name="T16_18"><text:s/></text:span><text:span text:style-name="T16_19">che</text:span><text:span text:style-name="T16_20"><text:s/></text:span><text:span text:style-name="T16_21">controllera</text:span><text:span text:style-name="T16_22">’<text:s/></text:span><text:span text:style-name="T16_23">la</text:span><text:span text:style-name="T16_24"><text:s/></text:span><text:span text:style-name="T16_25">presenza</text:span><text:span text:style-name="T16_26"><text:s/></text:span><text:span text:style-name="T16_27">del</text:span><text:span text:style-name="T16_28">’</text:span><text:span text:style-name="T16_29">app</text:span><text:span text:style-name="T16_30">.</text:span></text:p>
      <text:p text:style-name="P17"/>
      <text:p text:style-name="P18"><text:span text:style-name="T18_1">Il</text:span><text:span text:style-name="T18_2"><text:s/></text:span><text:span text:style-name="T18_3">file</text:span><text:span text:style-name="T18_4"><text:s/></text:span><text:span text:style-name="T18_5">che</text:span><text:span text:style-name="T18_6"><text:s/></text:span><text:span text:style-name="T18_7">controlla</text:span><text:span text:style-name="T18_8"><text:s/></text:span><text:span text:style-name="T18_9">la</text:span><text:span text:style-name="T18_10"><text:s/></text:span><text:span text:style-name="T18_11">presenza</text:span><text:span text:style-name="T18_12"><text:s/></text:span><text:span text:style-name="T18_13">dell</text:span><text:span text:style-name="T18_14">’</text:span><text:span text:style-name="T18_15">app</text:span><text:span text:style-name="T18_16"><text:s/></text:span><text:span text:style-name="T18_17">controlla</text:span><text:span text:style-name="T18_18"><text:s/></text:span><text:span text:style-name="T18_19">il</text:span><text:span text:style-name="T18_20"><text:s/></text:span><text:span text:style-name="T18_21">sistema</text:span><text:span text:style-name="T18_22"><text:s/></text:span><text:span text:style-name="T18_23">operativo</text:span><text:span text:style-name="T18_24"><text:s/></text:span><text:span text:style-name="T18_25">dello</text:span><text:span text:style-name="T18_26"><text:s/></text:span><text:span text:style-name="T18_27">smartphone</text:span><text:span text:style-name="T18_28"><text:s/></text:span><text:span text:style-name="T18_29">e</text:span><text:span text:style-name="T18_30"><text:s/></text:span><text:span text:style-name="T18_31">in</text:span><text:span text:style-name="T18_32"><text:s/></text:span><text:span text:style-name="T18_33">base</text:span><text:span text:style-name="T18_34"><text:s/></text:span><text:span text:style-name="T18_35">al</text:span><text:span text:style-name="T18_36"><text:s/></text:span><text:span text:style-name="T18_37">sistema</text:span><text:span text:style-name="T18_38"><text:s/></text:span><text:span text:style-name="T18_39">operativo</text:span><text:span text:style-name="T18_40"><text:s/></text:span><text:span text:style-name="T18_41">esegue</text:span><text:span text:style-name="T18_42"><text:s/></text:span><text:span text:style-name="T18_43">un</text:span><text:span text:style-name="T18_44"><text:s/></text:span><text:span text:style-name="T18_45">redirect</text:span><text:span text:style-name="T18_46"><text:s/></text:span><text:span text:style-name="T18_47">ad</text:span><text:span text:style-name="T18_48"><text:s/></text:span><text:span text:style-name="T18_49">un</text:span><text:span text:style-name="T18_50"><text:s/></text:span><text:span text:style-name="T18_51">url</text:span><text:span text:style-name="T18_52"><text:s/></text:span><text:span text:style-name="T18_53">specifico</text:span><text:span text:style-name="T18_54"><text:s/></text:span><text:span text:style-name="T18_55">per</text:span><text:span text:style-name="T18_56"><text:s/></text:span><text:span text:style-name="T18_57">l</text:span><text:span text:style-name="T18_58">’</text:span><text:span text:style-name="T18_59">apertura</text:span><text:span text:style-name="T18_60"><text:s/></text:span><text:span text:style-name="T18_61">dell</text:span><text:span text:style-name="T18_62">’</text:span><text:span text:style-name="T18_63">app</text:span><text:span text:style-name="T18_64">.</text:span></text:p>
      <text:p text:style-name="P19"><text:span text:style-name="T19_1">Per</text:span><text:span text:style-name="T19_2"><text:s/></text:span><text:span text:style-name="T19_3">quanto</text:span><text:span text:style-name="T19_4"><text:s/></text:span><text:span text:style-name="T19_5">riguarda</text:span><text:span text:style-name="T19_6"><text:s/></text:span><text:span text:style-name="T19_7">Android</text:span><text:span text:style-name="T19_8"><text:s/></text:span><text:span text:style-name="T19_9">l</text:span><text:span text:style-name="T19_10">’</text:span><text:span text:style-name="T19_11">url</text:span><text:span text:style-name="T19_12"><text:s/></text:span><text:span text:style-name="T19_13">e</text:span><text:span text:style-name="T19_14">’<text:s/>:</text:span></text:p>
      <text:p text:style-name="P20"/>
      <text:p text:style-name="P21"><text:span text:style-name="T21_1">intent</text:span><text:span text:style-name="T21_2">://</text:span><text:span text:style-name="T21_3">scan</text:span><text:span text:style-name="T21_4">/?</text:span><text:span text:style-name="T21_5">code</text:span><text:span text:style-name="T21_6">=</text:span><text:span text:style-name="T21_7">parameter</text:span><text:span text:style-name="T21_8">#</text:span><text:span text:style-name="T21_9">Intent</text:span><text:span text:style-name="T21_10">;</text:span><text:span text:style-name="T21_11">scheme</text:span><text:span text:style-name="T21_12">=</text:span><text:span text:style-name="T21_13">scheme</text:span><text:span text:style-name="T21_14">_</text:span><text:span text:style-name="T21_15">name</text:span><text:span text:style-name="T21_16">;</text:span><text:span text:style-name="T21_17">package</text:span><text:span text:style-name="T21_18">=</text:span><text:span text:style-name="T21_19">package</text:span><text:span text:style-name="T21_20">_</text:span><text:span text:style-name="T21_21">name</text:span><text:span text:style-name="T21_22">;</text:span><text:span text:style-name="T21_23">S</text:span><text:span text:style-name="T21_24">.</text:span><text:span text:style-name="T21_25">browser</text:span><text:span text:style-name="T21_26">_</text:span><text:span text:style-name="T21_27">fallback</text:span><text:span text:style-name="T21_28">_</text:span><text:span text:style-name="T21_29">url</text:span><text:span text:style-name="T21_30">=</text:span><text:span text:style-name="T21_31">market</text:span><text:span text:style-name="T21_32">://</text:span><text:span text:style-name="T21_33">details</text:span><text:span text:style-name="T21_34">?</text:span><text:span text:style-name="T21_35">id</text:span><text:span text:style-name="T21_36">=</text:span><text:span text:style-name="T21_37">package</text:span><text:span text:style-name="T21_38">_</text:span><text:span text:style-name="T21_39">name</text:span><text:span text:style-name="T21_40">;</text:span><text:span text:style-name="T21_41">end</text:span></text:p>
      <text:p text:style-name="P22"/>
      <text:p text:style-name="P23"><text:span text:style-name="T23_1">Questo</text:span><text:span text:style-name="T23_2"><text:s/></text:span><text:span text:style-name="T23_3">url</text:span><text:span text:style-name="T23_4"><text:s/></text:span><text:span text:style-name="T23_5">apre</text:span><text:span text:style-name="T23_6"><text:s/></text:span><text:span text:style-name="T23_7">l</text:span><text:span text:style-name="T23_8">’</text:span><text:span text:style-name="T23_9">app</text:span><text:span text:style-name="T23_10"><text:s/></text:span><text:span text:style-name="T23_11">e</text:span><text:span text:style-name="T23_12"><text:s/></text:span><text:span text:style-name="T23_13">se</text:span><text:span text:style-name="T23_14"><text:s/></text:span><text:span text:style-name="T23_15">l</text:span><text:span text:style-name="T23_16">’</text:span><text:span text:style-name="T23_17">app</text:span><text:span text:style-name="T23_18"><text:s/></text:span><text:span text:style-name="T23_19">non</text:span><text:span text:style-name="T23_20"><text:s/></text:span><text:span text:style-name="T23_21">fosse</text:span><text:span text:style-name="T23_22"><text:s/></text:span><text:span text:style-name="T23_23">presente</text:span><text:span text:style-name="T23_24"><text:s/></text:span><text:span text:style-name="T23_25">apre</text:span><text:span text:style-name="T23_26"><text:s/></text:span><text:span text:style-name="T23_27">il</text:span><text:span text:style-name="T23_28"><text:s/></text:span><text:span text:style-name="T23_29">market</text:span><text:span text:style-name="T23_30"><text:s/></text:span><text:span text:style-name="T23_31">nella</text:span><text:span text:style-name="T23_32"><text:s/></text:span><text:span text:style-name="T23_33">scheda</text:span><text:span text:style-name="T23_34"><text:s/></text:span><text:span text:style-name="T23_35">dell</text:span><text:span text:style-name="T23_36">’</text:span><text:span text:style-name="T23_37">app</text:span><text:span text:style-name="T23_38"><text:s/></text:span><text:span text:style-name="T23_39">che</text:span><text:span text:style-name="T23_40"><text:s/></text:span><text:span text:style-name="T23_41">dovrebbe</text:span><text:span text:style-name="T23_42"><text:s/></text:span><text:span text:style-name="T23_43">essere</text:span><text:span text:style-name="T23_44"><text:s/></text:span><text:span text:style-name="T23_45">installata</text:span><text:span text:style-name="T23_46"><text:s/></text:span><text:span text:style-name="T23_47">per</text:span><text:span text:style-name="T23_48"><text:s/></text:span><text:span text:style-name="T23_49">poter</text:span><text:span text:style-name="T23_50"><text:s/></text:span><text:span text:style-name="T23_51">usufruire</text:span><text:span text:style-name="T23_52"><text:s/></text:span><text:span text:style-name="T23_53">del</text:span><text:span text:style-name="T23_54"><text:s/></text:span><text:span text:style-name="T23_55">WiFi</text:span><text:span text:style-name="T23_56">.</text:span></text:p>
      <text:p text:style-name="P24"><text:span text:style-name="T24_1">Se</text:span><text:span text:style-name="T24_2"><text:s/></text:span><text:span text:style-name="T24_3">l</text:span><text:span text:style-name="T24_4">’</text:span><text:span text:style-name="T24_5">app</text:span><text:span text:style-name="T24_6"><text:s/></text:span><text:span text:style-name="T24_7">fosse</text:span><text:span text:style-name="T24_8"><text:s/></text:span><text:span text:style-name="T24_9">installata</text:span><text:span text:style-name="T24_10"><text:s/></text:span><text:span text:style-name="T24_11">viene</text:span><text:span text:style-name="T24_12"><text:s/></text:span><text:span text:style-name="T24_13">fatto</text:span><text:span text:style-name="T24_14"><text:s/></text:span><text:span text:style-name="T24_15">un</text:span><text:span text:style-name="T24_16"><text:s/></text:span><text:span text:style-name="T24_17">passaggio</text:span><text:span text:style-name="T24_18"><text:s/></text:span><text:span text:style-name="T24_19">di</text:span><text:span text:style-name="T24_20"><text:s/></text:span><text:span text:style-name="T24_21">parametri</text:span><text:span text:style-name="T24_22"><text:s/></text:span><text:span text:style-name="T24_23">tra</text:span><text:span text:style-name="T24_24"><text:s/></text:span><text:span text:style-name="T24_25">la</text:span><text:span text:style-name="T24_26"><text:s/></text:span><text:span text:style-name="T24_27">pagina</text:span><text:span text:style-name="T24_28"><text:s/></text:span><text:span text:style-name="T24_29">php</text:span><text:span text:style-name="T24_30"><text:s/></text:span><text:span text:style-name="T24_31">e</text:span><text:span text:style-name="T24_32"><text:s/></text:span><text:span text:style-name="T24_33">l</text:span><text:span text:style-name="T24_34">’</text:span><text:span text:style-name="T24_35">app</text:span><text:span text:style-name="T24_36"><text:s/></text:span><text:span text:style-name="T24_37">per</text:span><text:span text:style-name="T24_38"><text:s/></text:span><text:span text:style-name="T24_39">accertarsi</text:span><text:span text:style-name="T24_40"><text:s/></text:span><text:span text:style-name="T24_41">che</text:span><text:span text:style-name="T24_42"><text:s/></text:span><text:span text:style-name="T24_43">l</text:span><text:span text:style-name="T24_44">’</text:span><text:span text:style-name="T24_45">app</text:span><text:span text:style-name="T24_46"><text:s/></text:span><text:span text:style-name="T24_47">installata</text:span><text:span text:style-name="T24_48"><text:s/></text:span><text:span text:style-name="T24_49">sia</text:span><text:span text:style-name="T24_50"><text:s/></text:span><text:span text:style-name="T24_51">autentica</text:span><text:span text:style-name="T24_52"><text:s/></text:span><text:span text:style-name="T24_53">e</text:span><text:span text:style-name="T24_54"><text:s/></text:span><text:span text:style-name="T24_55">l</text:span><text:span text:style-name="T24_56">’</text:span><text:span text:style-name="T24_57">app</text:span><text:span text:style-name="T24_58"><text:s/></text:span><text:span text:style-name="T24_59">stessa</text:span><text:span text:style-name="T24_60"><text:s/></text:span><text:span text:style-name="T24_61">apre</text:span><text:span text:style-name="T24_62"><text:s/></text:span><text:span text:style-name="T24_63">il</text:span><text:span text:style-name="T24_64"><text:s/></text:span><text:span text:style-name="T24_65">browser</text:span><text:span text:style-name="T24_66"><text:s/></text:span><text:span text:style-name="T24_67">all</text:span><text:span text:style-name="T24_68">’</text:span><text:span text:style-name="T24_69">indirizzo</text:span><text:span text:style-name="T24_70"><text:s/></text:span><text:span text:style-name="T24_71">di</text:span><text:span text:style-name="T24_72"><text:s/></text:span><text:span text:style-name="T24_73">autenticazione</text:span><text:span text:style-name="T24_74"><text:s/></text:span><text:span text:style-name="T24_75">del</text:span><text:span text:style-name="T24_76"><text:s/></text:span><text:span text:style-name="T24_77">dispositvo</text:span><text:span text:style-name="T24_78">.<text:s/></text:span><text:span text:style-name="T24_79">Una</text:span><text:span text:style-name="T24_80"><text:s/></text:span><text:span text:style-name="T24_81">volta</text:span><text:span text:style-name="T24_82"><text:s/></text:span><text:span text:style-name="T24_83">effettuata</text:span><text:span text:style-name="T24_84"><text:s/></text:span><text:span text:style-name="T24_85">l</text:span><text:span text:style-name="T24_86">’</text:span><text:span text:style-name="T24_87">autenticazione</text:span><text:span text:style-name="T24_88"><text:s/></text:span><text:span text:style-name="T24_89">Dynamo</text:span><text:span text:style-name="T24_90"><text:s/></text:span><text:span text:style-name="T24_91">non</text:span><text:span text:style-name="T24_92"><text:s/></text:span><text:span text:style-name="T24_93">reindirizza</text:span><text:span text:style-name="T24_94"><text:s/></text:span><text:span text:style-name="T24_95">piu</text:span><text:span text:style-name="T24_96">’<text:s/></text:span><text:span text:style-name="T24_97">la</text:span><text:span text:style-name="T24_98"><text:s/></text:span><text:span text:style-name="T24_99">richiesta</text:span><text:span text:style-name="T24_100"><text:s/></text:span><text:span text:style-name="T24_101">http</text:span><text:span text:style-name="T24_102"><text:s/></text:span><text:span text:style-name="T24_103">clients</text:span><text:span text:style-name="T24_104">3.</text:span><text:span text:style-name="T24_105">google</text:span><text:span text:style-name="T24_106">.</text:span><text:span text:style-name="T24_107">com</text:span><text:span text:style-name="T24_108"><text:s/></text:span><text:span text:style-name="T24_109">internamente</text:span><text:span text:style-name="T24_110"><text:s/></text:span><text:span text:style-name="T24_111">e</text:span><text:span text:style-name="T24_112"><text:s/></text:span><text:span text:style-name="T24_113">l</text:span><text:span text:style-name="T24_114">’</text:span><text:span text:style-name="T24_115">autenticazione</text:span><text:span text:style-name="T24_116"><text:s/></text:span><text:span text:style-name="T24_117">alla</text:span><text:span text:style-name="T24_118"><text:s/></text:span><text:span text:style-name="T24_119">rete</text:span><text:span text:style-name="T24_120"><text:s/></text:span><text:span text:style-name="T24_121">WiFi</text:span><text:span text:style-name="T24_122"><text:s/></text:span><text:span text:style-name="T24_123">viene</text:span><text:span text:style-name="T24_124"><text:s/></text:span><text:span text:style-name="T24_125">completata</text:span><text:span text:style-name="T24_126">.</text:span></text:p>
      <text:p text:style-name="P25"/>
      <text:p text:style-name="P26"><text:span text:style-name="T26_1">iOS</text:span></text:p>
      <text:p text:style-name="P27"><text:span text:style-name="T27_1">Nel</text:span><text:span text:style-name="T27_2"><text:s/></text:span><text:span text:style-name="T27_3">momento</text:span><text:span text:style-name="T27_4"><text:s/></text:span><text:span text:style-name="T27_5">in</text:span><text:span text:style-name="T27_6"><text:s/></text:span><text:span text:style-name="T27_7">cui</text:span><text:span text:style-name="T27_8"><text:s/></text:span><text:span text:style-name="T27_9">il</text:span><text:span text:style-name="T27_10"><text:s/></text:span><text:span text:style-name="T27_11">dispositivo</text:span><text:span text:style-name="T27_12"><text:s/></text:span><text:span text:style-name="T27_13">si</text:span><text:span text:style-name="T27_14"><text:s/></text:span><text:span text:style-name="T27_15">collega</text:span><text:span text:style-name="T27_16"><text:s/></text:span><text:span text:style-name="T27_17">alla</text:span><text:span text:style-name="T27_18"><text:s/></text:span><text:span text:style-name="T27_19">rete</text:span><text:span text:style-name="T27_20"><text:s/></text:span><text:span text:style-name="T27_21">WiFi</text:span><text:span text:style-name="T27_22">,<text:s/></text:span><text:span text:style-name="T27_23">come</text:span><text:span text:style-name="T27_24"><text:s/></text:span><text:span text:style-name="T27_25">da</text:span><text:span text:style-name="T27_26"><text:s/></text:span><text:span text:style-name="T27_27">procedura</text:span><text:span text:style-name="T27_28"><text:s/></text:span><text:span text:style-name="T27_29">standard</text:span><text:span text:style-name="T27_30"><text:s/></text:span><text:span text:style-name="T27_31">della</text:span><text:span text:style-name="T27_32"><text:s/></text:span><text:span text:style-name="T27_33">Apple</text:span><text:span text:style-name="T27_34"><text:s/></text:span><text:span text:style-name="T27_35">vengono</text:span><text:span text:style-name="T27_36"><text:s/></text:span><text:span text:style-name="T27_37">eseguite</text:span><text:span text:style-name="T27_38"><text:s/></text:span><text:span text:style-name="T27_39">due</text:span><text:span text:style-name="T27_40"><text:s/></text:span><text:span text:style-name="T27_41">richieste</text:span><text:span text:style-name="T27_42"><text:s/></text:span><text:span text:style-name="T27_43">per</text:span><text:span text:style-name="T27_44"><text:s/></text:span><text:span text:style-name="T27_45">controllare</text:span><text:span text:style-name="T27_46"><text:s/></text:span><text:span text:style-name="T27_47">la</text:span><text:span text:style-name="T27_48"><text:s/></text:span><text:span text:style-name="T27_49">presenza</text:span><text:span text:style-name="T27_50"><text:s/></text:span><text:span text:style-name="T27_51">di</text:span><text:span text:style-name="T27_52"><text:s/></text:span><text:span text:style-name="T27_53">un</text:span><text:span text:style-name="T27_54"><text:s/></text:span><text:span text:style-name="T27_55">eventuale</text:span><text:span text:style-name="T27_56"><text:s/></text:span><text:span text:style-name="T27_57">Captive</text:span><text:span text:style-name="T27_58"><text:s/></text:span><text:span text:style-name="T27_59">Portal</text:span><text:span text:style-name="T27_60">:</text:span></text:p>
      <text:p text:style-name="P28"/>
      <text:list text:style-name="LS1" xml:id="list0">
        <text:list-item>
          <text:p text:style-name="P29"><text:span text:style-name="T29_1">Una</text:span><text:span text:style-name="T29_2"><text:s/></text:span><text:span text:style-name="T29_3">richiesta</text:span><text:span text:style-name="T29_4"><text:s/></text:span><text:span text:style-name="T29_5">DNS</text:span><text:span text:style-name="T29_6"><text:s/></text:span><text:span text:style-name="T29_7">per</text:span><text:span text:style-name="T29_8"><text:s/></text:span><text:span text:style-name="T29_9"><text:a xlink:type="simple" xlink:href="http://www.apple.com"><text:span text:style-name="T29_10">www</text:span></text:a></text:span><text:span text:style-name="T29_11"><text:a xlink:type="simple" xlink:href="http://www.apple.com"><text:span text:style-name="T29_12">.</text:span></text:a></text:span><text:span text:style-name="T29_13"><text:a xlink:type="simple" xlink:href="http://www.apple.com"><text:span text:style-name="T29_14">apple</text:span></text:a></text:span><text:span text:style-name="T29_15"><text:a xlink:type="simple" xlink:href="http://www.apple.com"><text:span text:style-name="T29_16">.</text:span></text:a></text:span><text:span text:style-name="T29_17"><text:a xlink:type="simple" xlink:href="http://www.apple.com"><text:span text:style-name="T29_18">com</text:span></text:a></text:span><text:span text:style-name="T29_19"><text:s/></text:span><text:span text:style-name="T29_20">che</text:span><text:span text:style-name="T29_21"><text:s/></text:span><text:span text:style-name="T29_22">non</text:span><text:span text:style-name="T29_23"><text:s/></text:span><text:span text:style-name="T29_24">deve</text:span><text:span text:style-name="T29_25"><text:s/></text:span><text:span text:style-name="T29_26">fallire</text:span><text:span text:style-name="T29_27">.</text:span></text:p>
        </text:list-item>
        <text:list-item>
          <text:p text:style-name="P30"><text:span text:style-name="T30_1">Una</text:span><text:span text:style-name="T30_2"><text:s/></text:span><text:span text:style-name="T30_3">richiesta</text:span><text:span text:style-name="T30_4"><text:s/></text:span><text:span text:style-name="T30_5">HTTP</text:span><text:span text:style-name="T30_6"><text:s/></text:span><text:span text:style-name="T30_7">per</text:span><text:span text:style-name="T30_8"><text:s/></text:span><text:span text:style-name="T30_9"><text:a xlink:type="simple" xlink:href="http://www.apple.com/library/test/success.html"><text:span text:style-name="T30_10">http</text:span></text:a></text:span><text:span text:style-name="T30_11"><text:a xlink:type="simple" xlink:href="http://www.apple.com/library/test/success.html"><text:span text:style-name="T30_12">://</text:span></text:a></text:span><text:span text:style-name="T30_13"><text:a xlink:type="simple" xlink:href="http://www.apple.com/library/test/success.html"><text:span text:style-name="T30_14">www</text:span></text:a></text:span><text:span text:style-name="T30_15"><text:a xlink:type="simple" xlink:href="http://www.apple.com/library/test/success.html"><text:span text:style-name="T30_16">.</text:span></text:a></text:span><text:span text:style-name="T30_17"><text:a xlink:type="simple" xlink:href="http://www.apple.com/library/test/success.html"><text:span text:style-name="T30_18">apple</text:span></text:a></text:span><text:span text:style-name="T30_19"><text:a xlink:type="simple" xlink:href="http://www.apple.com/library/test/success.html"><text:span text:style-name="T30_20">.</text:span></text:a></text:span><text:span text:style-name="T30_21"><text:a xlink:type="simple" xlink:href="http://www.apple.com/library/test/success.html"><text:span text:style-name="T30_22">com</text:span></text:a></text:span><text:span text:style-name="T30_23"><text:a xlink:type="simple" xlink:href="http://www.apple.com/library/test/success.html"><text:span text:style-name="T30_24">/</text:span></text:a></text:span><text:span text:style-name="T30_25"><text:a xlink:type="simple" xlink:href="http://www.apple.com/library/test/success.html"><text:span text:style-name="T30_26">library</text:span></text:a></text:span><text:span text:style-name="T30_27"><text:a xlink:type="simple" xlink:href="http://www.apple.com/library/test/success.html"><text:span text:style-name="T30_28">/</text:span></text:a></text:span><text:span text:style-name="T30_29"><text:a xlink:type="simple" xlink:href="http://www.apple.com/library/test/success.html"><text:span text:style-name="T30_30">test</text:span></text:a></text:span><text:span text:style-name="T30_31"><text:a xlink:type="simple" xlink:href="http://www.apple.com/library/test/success.html"><text:span text:style-name="T30_32">/</text:span></text:a></text:span><text:span text:style-name="T30_33"><text:a xlink:type="simple" xlink:href="http://www.apple.com/library/test/success.html"><text:span text:style-name="T30_34">success</text:span></text:a></text:span><text:span text:style-name="T30_35"><text:a xlink:type="simple" xlink:href="http://www.apple.com/library/test/success.html"><text:span text:style-name="T30_36">.</text:span></text:a></text:span><text:span text:style-name="T30_37"><text:a xlink:type="simple" xlink:href="http://www.apple.com/library/test/success.html"><text:span text:style-name="T30_38">html</text:span></text:a></text:span><text:span text:style-name="T30_39"><text:s/></text:span><text:span text:style-name="T30_40">con</text:span><text:span text:style-name="T30_41"><text:s/></text:span><text:span text:style-name="T30_42">uno</text:span><text:span text:style-name="T30_43"><text:s/></text:span><text:span text:style-name="T30_44">speciale</text:span><text:span text:style-name="T30_45"><text:s/></text:span><text:span text:style-name="T30_46">user</text:span><text:span text:style-name="T30_47"><text:s/></text:span><text:span text:style-name="T30_48">agent</text:span><text:span text:style-name="T30_49"><text:s/>“</text:span><text:span text:style-name="T30_50">CaptiveNetworkSupport</text:span><text:span text:style-name="T30_51">/1.0”<text:s/></text:span><text:span text:style-name="T30_52">che</text:span><text:span text:style-name="T30_53"><text:s/></text:span><text:span text:style-name="T30_54">non</text:span><text:span text:style-name="T30_55"><text:s/></text:span><text:span text:style-name="T30_56">deve</text:span><text:span text:style-name="T30_57"><text:s/></text:span><text:span text:style-name="T30_58">ritornare</text:span><text:span text:style-name="T30_59"><text:s/>“</text:span><text:span text:style-name="T30_60">Success</text:span><text:span text:style-name="T30_61">”<text:s/></text:span><text:span text:style-name="T30_62">come</text:span><text:span text:style-name="T30_63"><text:s/></text:span><text:span text:style-name="T30_64">risultato</text:span><text:span text:style-name="T30_65">.</text:span></text:p>
        </text:list-item>
      </text:list>
      <text:p text:style-name="P31"/>
      <text:p text:style-name="P32"><text:span text:style-name="T32_1">Se</text:span><text:span text:style-name="T32_2"><text:s/></text:span><text:span text:style-name="T32_3">queste</text:span><text:span text:style-name="T32_4"><text:s/></text:span><text:span text:style-name="T32_5">due</text:span><text:span text:style-name="T32_6"><text:s/></text:span><text:span text:style-name="T32_7">condizioni</text:span><text:span text:style-name="T32_8"><text:s/></text:span><text:span text:style-name="T32_9">vengono</text:span><text:span text:style-name="T32_10"><text:s/></text:span><text:span text:style-name="T32_11">rispettate</text:span><text:span text:style-name="T32_12">,<text:s/></text:span><text:span text:style-name="T32_13">viene</text:span><text:span text:style-name="T32_14"><text:s/></text:span><text:span text:style-name="T32_15">aperto</text:span><text:span text:style-name="T32_16"><text:s/></text:span><text:span text:style-name="T32_17">lo</text:span><text:span text:style-name="T32_18"><text:s/></text:span><text:span text:style-name="T32_19">splash</text:span><text:span text:style-name="T32_20"><text:s/></text:span><text:span text:style-name="T32_21">screen</text:span><text:span text:style-name="T32_22"><text:s/></text:span><text:span text:style-name="T32_23">per</text:span><text:span text:style-name="T32_24"><text:s/></text:span><text:span text:style-name="T32_25">la</text:span><text:span text:style-name="T32_26"><text:s/></text:span><text:span text:style-name="T32_27">pagina</text:span><text:span text:style-name="T32_28"><text:s/></text:span><text:span text:style-name="T32_29">di</text:span><text:span text:style-name="T32_30"><text:s/></text:span><text:span text:style-name="T32_31">login</text:span><text:span text:style-name="T32_32"><text:s/></text:span><text:span text:style-name="T32_33">del</text:span><text:span text:style-name="T32_34"><text:s/></text:span><text:span text:style-name="T32_35">Captive</text:span><text:span text:style-name="T32_36"><text:s/></text:span><text:span text:style-name="T32_37">Portal</text:span><text:span text:style-name="T32_38">.</text:span></text:p>
      <text:p text:style-name="P33"><text:span text:style-name="T33_1">Una</text:span><text:span text:style-name="T33_2"><text:s/></text:span><text:span text:style-name="T33_3">volta</text:span><text:span text:style-name="T33_4"><text:s/></text:span><text:span text:style-name="T33_5">aperto</text:span><text:span text:style-name="T33_6"><text:s/></text:span><text:span text:style-name="T33_7">la</text:span><text:span text:style-name="T33_8"><text:s/></text:span><text:span text:style-name="T33_9">Splash</text:span><text:span text:style-name="T33_10"><text:s/></text:span><text:span text:style-name="T33_11">Screen</text:span><text:span text:style-name="T33_12"><text:s/></text:span><text:span text:style-name="T33_13">del</text:span><text:span text:style-name="T33_14"><text:s/></text:span><text:span text:style-name="T33_15">captive</text:span><text:span text:style-name="T33_16"><text:s/></text:span><text:span text:style-name="T33_17">portal</text:span><text:span text:style-name="T33_18">,<text:s/></text:span><text:span text:style-name="T33_19">al</text:span><text:span text:style-name="T33_20"><text:s/></text:span><text:span text:style-name="T33_21">dispositivo</text:span><text:span text:style-name="T33_22"><text:s/></text:span><text:span text:style-name="T33_23">viene</text:span><text:span text:style-name="T33_24"><text:s/></text:span><text:span text:style-name="T33_25">concesso</text:span><text:span text:style-name="T33_26"><text:s/></text:span><text:span text:style-name="T33_27">connettività</text:span><text:span text:style-name="T33_28"><text:s/></text:span><text:span text:style-name="T33_29">a</text:span><text:span text:style-name="T33_30"><text:s/></text:span><text:span text:style-name="T33_31">internet</text:span><text:span text:style-name="T33_32"><text:s/></text:span><text:span text:style-name="T33_33">il</text:span><text:span text:style-name="T33_34"><text:s/></text:span><text:span text:style-name="T33_35">giusto</text:span><text:span text:style-name="T33_36"><text:s/></text:span><text:span text:style-name="T33_37">necessario</text:span><text:span text:style-name="T33_38"><text:s/></text:span><text:span text:style-name="T33_39">perché</text:span><text:span text:style-name="T33_40"><text:s/></text:span><text:span text:style-name="T33_41">possa</text:span><text:span text:style-name="T33_42"><text:s/></text:span><text:span text:style-name="T33_43">navigare</text:span><text:span text:style-name="T33_44"><text:s/></text:span><text:span text:style-name="T33_45">alla</text:span><text:span text:style-name="T33_46"><text:s/></text:span><text:span text:style-name="T33_47">pagina</text:span><text:span text:style-name="T33_48"><text:s/></text:span><text:span text:style-name="T33_49">di</text:span><text:span text:style-name="T33_50"><text:s/></text:span><text:span text:style-name="T33_51">verifica</text:span><text:span text:style-name="T33_52"><text:s/></text:span><text:span text:style-name="T33_53">della</text:span><text:span text:style-name="T33_54"><text:s/></text:span><text:span text:style-name="T33_55">presenza</text:span><text:span text:style-name="T33_56"><text:s/></text:span><text:span text:style-name="T33_57">dell</text:span><text:span text:style-name="T33_58">’</text:span><text:span text:style-name="T33_59">APP</text:span><text:span text:style-name="T33_60"><text:s/></text:span><text:span text:style-name="T33_61">e</text:span><text:span text:style-name="T33_62"><text:s/></text:span><text:span text:style-name="T33_63">scaricarla</text:span><text:span text:style-name="T33_64"><text:s/></text:span><text:span text:style-name="T33_65">nel</text:span><text:span text:style-name="T33_66"><text:s/></text:span><text:span text:style-name="T33_67">caso</text:span><text:span text:style-name="T33_68"><text:s/></text:span><text:span text:style-name="T33_69">non</text:span><text:span text:style-name="T33_70"><text:s/></text:span><text:span text:style-name="T33_71">sia</text:span><text:span text:style-name="T33_72"><text:s/></text:span><text:span text:style-name="T33_73">installata</text:span><text:span text:style-name="T33_74"><text:s/></text:span><text:span text:style-name="T33_75">nel</text:span><text:span text:style-name="T33_76"><text:s/></text:span><text:span text:style-name="T33_77">suo</text:span><text:span text:style-name="T33_78"><text:s/></text:span><text:span text:style-name="T33_79">dispostivio</text:span><text:span text:style-name="T33_80">.</text:span></text:p>
      <text:p text:style-name="P34"/>
      <text:p text:style-name="P35"><text:span text:style-name="T35_1">Il</text:span><text:span text:style-name="T35_2"><text:s/></text:span><text:span text:style-name="T35_3">file</text:span><text:span text:style-name="T35_4"><text:s/></text:span><text:span text:style-name="T35_5">che</text:span><text:span text:style-name="T35_6"><text:s/></text:span><text:span text:style-name="T35_7">controlla</text:span><text:span text:style-name="T35_8"><text:s/></text:span><text:span text:style-name="T35_9">la</text:span><text:span text:style-name="T35_10"><text:s/></text:span><text:span text:style-name="T35_11">presenza</text:span><text:span text:style-name="T35_12"><text:s/></text:span><text:span text:style-name="T35_13">dell</text:span><text:span text:style-name="T35_14">’</text:span><text:span text:style-name="T35_15">APP</text:span><text:span text:style-name="T35_16"><text:s/></text:span><text:span text:style-name="T35_17">controlla</text:span><text:span text:style-name="T35_18"><text:s/></text:span><text:span text:style-name="T35_19">il</text:span><text:span text:style-name="T35_20"><text:s/></text:span><text:span text:style-name="T35_21">sistema</text:span><text:span text:style-name="T35_22"><text:s/></text:span><text:span text:style-name="T35_23">operativo</text:span><text:span text:style-name="T35_24"><text:s/></text:span><text:span text:style-name="T35_25">dello</text:span><text:span text:style-name="T35_26"><text:s/></text:span><text:span text:style-name="T35_27">smartphone</text:span><text:span text:style-name="T35_28"><text:s/></text:span><text:span text:style-name="T35_29">e</text:span><text:span text:style-name="T35_30"><text:s/></text:span><text:span text:style-name="T35_31">in</text:span><text:span text:style-name="T35_32"><text:s/></text:span><text:span text:style-name="T35_33">base</text:span><text:span text:style-name="T35_34"><text:s/></text:span><text:span text:style-name="T35_35">al</text:span><text:span text:style-name="T35_36"><text:s/></text:span><text:span text:style-name="T35_37">sistema</text:span><text:span text:style-name="T35_38"><text:s/></text:span><text:span text:style-name="T35_39">operativo</text:span><text:span text:style-name="T35_40"><text:s/></text:span><text:span text:style-name="T35_41">esegue</text:span><text:span text:style-name="T35_42"><text:s/></text:span><text:span text:style-name="T35_43">un</text:span><text:span text:style-name="T35_44"><text:s/></text:span><text:span text:style-name="T35_45">redirect</text:span><text:span text:style-name="T35_46"><text:s/></text:span><text:span text:style-name="T35_47">ad</text:span><text:span text:style-name="T35_48"><text:s/></text:span><text:span text:style-name="T35_49">un</text:span><text:span text:style-name="T35_50"><text:s/></text:span><text:span text:style-name="T35_51">URL</text:span><text:span text:style-name="T35_52"><text:s/></text:span><text:span text:style-name="T35_53">specifico</text:span><text:span text:style-name="T35_54"><text:s/></text:span><text:span text:style-name="T35_55">per</text:span><text:span text:style-name="T35_56"><text:s/></text:span><text:span text:style-name="T35_57">l</text:span><text:span text:style-name="T35_58">’</text:span><text:span text:style-name="T35_59">apertura</text:span><text:span text:style-name="T35_60"><text:s/></text:span><text:span text:style-name="T35_61">dell</text:span><text:span text:style-name="T35_62">’</text:span><text:span text:style-name="T35_63">APP</text:span><text:span text:style-name="T35_64">.</text:span></text:p>
      <text:p text:style-name="P36"><text:span text:style-name="T36_1">Per</text:span><text:span text:style-name="T36_2"><text:s/></text:span><text:span text:style-name="T36_3">quanto</text:span><text:span text:style-name="T36_4"><text:s/></text:span><text:span text:style-name="T36_5">riguarda</text:span><text:span text:style-name="T36_6"><text:s/></text:span><text:span text:style-name="T36_7">iOS</text:span><text:span text:style-name="T36_8"><text:s/></text:span><text:span text:style-name="T36_9">l</text:span><text:span text:style-name="T36_10">’</text:span><text:span text:style-name="T36_11">URL</text:span><text:span text:style-name="T36_12"><text:s/></text:span><text:span text:style-name="T36_13">è</text:span><text:span text:style-name="T36_14">:</text:span></text:p>
      <text:p text:style-name="P37"/>
      <text:p text:style-name="P38"><text:span text:style-name="T38_1">package</text:span><text:span text:style-name="T38_2">_</text:span><text:span text:style-name="T38_3">name</text:span><text:span text:style-name="T38_4">://?</text:span><text:span text:style-name="T38_5">parameter</text:span></text:p>
      <text:p text:style-name="P39"/>
      <text:p text:style-name="P40"><text:span text:style-name="T40_1">Se</text:span><text:span text:style-name="T40_2"><text:s/></text:span><text:span text:style-name="T40_3">dopo</text:span><text:span text:style-name="T40_4"><text:s/>5<text:s/></text:span><text:span text:style-name="T40_5">secondi</text:span><text:span text:style-name="T40_6"><text:s/></text:span><text:span text:style-name="T40_7">l</text:span><text:span text:style-name="T40_8">’</text:span><text:span text:style-name="T40_9">APP</text:span><text:span text:style-name="T40_10"><text:s/></text:span><text:span text:style-name="T40_11">non</text:span><text:span text:style-name="T40_12"><text:s/></text:span><text:span text:style-name="T40_13">viene</text:span><text:span text:style-name="T40_14"><text:s/></text:span><text:span text:style-name="T40_15">aperta</text:span><text:span text:style-name="T40_16">,<text:s/></text:span><text:span text:style-name="T40_17">il</text:span><text:span text:style-name="T40_18"><text:s/></text:span><text:span text:style-name="T40_19">che</text:span><text:span text:style-name="T40_20"><text:s/></text:span><text:span text:style-name="T40_21">ne</text:span><text:span text:style-name="T40_22"><text:s/></text:span><text:span text:style-name="T40_23">reppresenta</text:span><text:span text:style-name="T40_24"><text:s/></text:span><text:span text:style-name="T40_25">la</text:span><text:span text:style-name="T40_26"><text:s/></text:span><text:span text:style-name="T40_27">mancanza</text:span><text:span text:style-name="T40_28"><text:s/></text:span><text:span text:style-name="T40_29">sul</text:span><text:span text:style-name="T40_30"><text:s/></text:span><text:span text:style-name="T40_31">dispositivo</text:span><text:span text:style-name="T40_32"><text:s/></text:span><text:span text:style-name="T40_33">in</text:span><text:span text:style-name="T40_34"><text:s/></text:span><text:span text:style-name="T40_35">questione</text:span><text:span text:style-name="T40_36">,<text:s/></text:span><text:span text:style-name="T40_37">la</text:span><text:span text:style-name="T40_38"><text:s/></text:span><text:span text:style-name="T40_39">pagina</text:span><text:span text:style-name="T40_40"><text:s/></text:span><text:span text:style-name="T40_41">reindirizza</text:span><text:span text:style-name="T40_42"><text:s/></text:span><text:span text:style-name="T40_43">l</text:span><text:span text:style-name="T40_44">’</text:span><text:span text:style-name="T40_45">utente</text:span><text:span text:style-name="T40_46"><text:s/></text:span><text:span text:style-name="T40_47">nella</text:span><text:span text:style-name="T40_48"><text:s/></text:span><text:span text:style-name="T40_49">pagina</text:span><text:span text:style-name="T40_50"><text:s/></text:span><text:span text:style-name="T40_51">dello</text:span><text:span text:style-name="T40_52"><text:s/></text:span><text:span text:style-name="T40_53">store</text:span><text:span text:style-name="T40_54"><text:s/></text:span><text:span text:style-name="T40_55">dove</text:span><text:span text:style-name="T40_56"><text:s/></text:span><text:span text:style-name="T40_57">potrà</text:span><text:span text:style-name="T40_58"><text:s/></text:span><text:span text:style-name="T40_59">scaricarla</text:span><text:span text:style-name="T40_60">.</text:span></text:p>
      <text:p text:style-name="P41"><text:span text:style-name="T41_1">Se</text:span><text:span text:style-name="T41_2"><text:s/></text:span><text:span text:style-name="T41_3">l</text:span><text:span text:style-name="T41_4">’</text:span><text:span text:style-name="T41_5">APP</text:span><text:span text:style-name="T41_6"><text:s/></text:span><text:span text:style-name="T41_7">fosse</text:span><text:span text:style-name="T41_8"><text:s/></text:span><text:span text:style-name="T41_9">installata</text:span><text:span text:style-name="T41_10"><text:s/></text:span><text:span text:style-name="T41_11">viene</text:span><text:span text:style-name="T41_12"><text:s/></text:span><text:span text:style-name="T41_13">fatto</text:span><text:span text:style-name="T41_14"><text:s/></text:span><text:span text:style-name="T41_15">un</text:span><text:span text:style-name="T41_16"><text:s/></text:span><text:span text:style-name="T41_17">passaggio</text:span><text:span text:style-name="T41_18"><text:s/></text:span><text:span text:style-name="T41_19">di</text:span><text:span text:style-name="T41_20"><text:s/></text:span><text:span text:style-name="T41_21">parametri</text:span><text:span text:style-name="T41_22"><text:s/></text:span><text:span text:style-name="T41_23">tra</text:span><text:span text:style-name="T41_24"><text:s/></text:span><text:span text:style-name="T41_25">la</text:span><text:span text:style-name="T41_26"><text:s/></text:span><text:span text:style-name="T41_27">pagina</text:span><text:span text:style-name="T41_28"><text:s/></text:span><text:span text:style-name="T41_29">PHP</text:span><text:span text:style-name="T41_30"><text:s/></text:span><text:span text:style-name="T41_31">e</text:span><text:span text:style-name="T41_32"><text:s/></text:span><text:span text:style-name="T41_33">l</text:span><text:span text:style-name="T41_34">’</text:span><text:span text:style-name="T41_35">APP</text:span><text:span text:style-name="T41_36"><text:s/></text:span><text:span text:style-name="T41_37">stessa</text:span><text:span text:style-name="T41_38"><text:s/>(</text:span><text:span text:style-name="T41_39">per</text:span><text:span text:style-name="T41_40"><text:s/></text:span><text:span text:style-name="T41_41">accertarsi</text:span><text:span text:style-name="T41_42"><text:s/></text:span><text:span text:style-name="T41_43">che</text:span><text:span text:style-name="T41_44"><text:s/></text:span><text:span text:style-name="T41_45">sia</text:span><text:span text:style-name="T41_46"><text:s/></text:span><text:span text:style-name="T41_47">installata</text:span><text:span text:style-name="T41_48"><text:s/></text:span><text:span text:style-name="T41_49">la</text:span><text:span text:style-name="T41_50"><text:s/></text:span><text:span text:style-name="T41_51">versione</text:span><text:span text:style-name="T41_52"><text:s/></text:span><text:span text:style-name="T41_53">corretta</text:span><text:span text:style-name="T41_54">)<text:s/></text:span><text:span text:style-name="T41_55">che</text:span><text:span text:style-name="T41_56"><text:s/></text:span><text:span text:style-name="T41_57">successivamente</text:span><text:span text:style-name="T41_58"><text:s/></text:span><text:span text:style-name="T41_59">apre</text:span><text:span text:style-name="T41_60"><text:s/></text:span><text:span text:style-name="T41_61">il</text:span><text:span text:style-name="T41_62"><text:s/></text:span><text:span text:style-name="T41_63">browser</text:span><text:span text:style-name="T41_64"><text:s/></text:span><text:span text:style-name="T41_65">del</text:span><text:span text:style-name="T41_66"><text:s/></text:span><text:span text:style-name="T41_67">dispositivo</text:span><text:span text:style-name="T41_68"><text:s/></text:span><text:span text:style-name="T41_69">all</text:span><text:span text:style-name="T41_70">’</text:span><text:span text:style-name="T41_71">indirizzo</text:span><text:span text:style-name="T41_72"><text:s/></text:span><text:span text:style-name="T41_73">della</text:span><text:span text:style-name="T41_74"><text:s/></text:span><text:span text:style-name="T41_75">pagina</text:span><text:span text:style-name="T41_76"><text:s/></text:span><text:span text:style-name="T41_77">di</text:span><text:span text:style-name="T41_78"><text:s/></text:span><text:span text:style-name="T41_79">avvenuta</text:span><text:span text:style-name="T41_80"><text:s/></text:span><text:span text:style-name="T41_81">autenticazione</text:span><text:span text:style-name="T41_82">.</text:span></text:p>
      <text:p text:style-name="P42"><text:span text:style-name="T42_1">Da</text:span><text:span text:style-name="T42_2"><text:s/></text:span><text:span text:style-name="T42_3">questo</text:span><text:span text:style-name="T42_4"><text:s/></text:span><text:span text:style-name="T42_5">momento</text:span><text:span text:style-name="T42_6"><text:s/></text:span><text:span text:style-name="T42_7">in</text:span><text:span text:style-name="T42_8"><text:s/></text:span><text:span text:style-name="T42_9">poi</text:span><text:span text:style-name="T42_10"><text:s/></text:span><text:span text:style-name="T42_11">il</text:span><text:span text:style-name="T42_12"><text:s/></text:span><text:span text:style-name="T42_13">dispositivo</text:span><text:span text:style-name="T42_14"><text:s/></text:span><text:span text:style-name="T42_15">potrà</text:span><text:span text:style-name="T42_16"><text:s/></text:span><text:span text:style-name="T42_17">liberamente</text:span><text:span text:style-name="T42_18"><text:s/></text:span><text:span text:style-name="T42_19">usufruire</text:span><text:span text:style-name="T42_20"><text:s/></text:span><text:span text:style-name="T42_21">della</text:span><text:span text:style-name="T42_22"><text:s/></text:span><text:span text:style-name="T42_23">piena</text:span><text:span text:style-name="T42_24"><text:s/></text:span><text:span text:style-name="T42_25">connetività</text:span><text:span text:style-name="T42_26"><text:s/></text:span><text:span text:style-name="T42_27">a</text:span><text:span text:style-name="T42_28"><text:s/></text:span><text:span text:style-name="T42_29">internet</text:span><text:span text:style-name="T42_30">.</text:span></text:p>
      <text:p text:style-name="P43"/>
      <text:p text:style-name="P44"/>
      <text:p text:style-name="P45"/>
      <text:p text:style-name="P46"/>
      <text:p text:style-name="P47"/>
      <text:p text:style-name="P48"/>
      <text:p text:style-name="P49"><text:span text:style-name="T49_1">Rambod</text:span><text:span text:style-name="T49_2"><text:s/></text:span><text:span text:style-name="T49_3">Rahmani</text:span></text:p>
      <text:p text:style-name="P50"><text:span text:style-name="T50_1">Giacomo</text:span><text:span text:style-name="T50_2"><text:s/></text:span><text:span text:style-name="T50_3">Taormina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fo:color="#222222" style:font-name="Arial" style:font-name-asian="Arial" style:font-name-complex="Arial"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fo:color="#222222" style:font-name="Arial" style:font-name-asian="Arial" style:font-name-complex="Ari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